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10.1181in" table:align="margins" style:may-break-between-rows="false"/>
    </style:style>
    <style:style style:name="Tableau14.A" style:family="table-column">
      <style:table-column-properties style:column-width="10.1181in" style:rel-column-width="65535*"/>
    </style:style>
    <style:style style:name="Tableau14.1" style:family="table-row">
      <style:table-row-properties style:min-row-height="0.3542in"/>
    </style:style>
    <style:style style:name="Tableau14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382in" fo:border="0.05pt solid #000000"/>
    </style:style>
    <style:style style:name="Tableau10" style:family="table">
      <style:table-properties style:width="10.1181in" table:align="margins" style:may-break-between-rows="false"/>
    </style:style>
    <style:style style:name="Tableau10.A" style:family="table-column">
      <style:table-column-properties style:column-width="1.8931in" style:rel-column-width="12261*"/>
    </style:style>
    <style:style style:name="Tableau10.B" style:family="table-column">
      <style:table-column-properties style:column-width="1.4556in" style:rel-column-width="9427*"/>
    </style:style>
    <style:style style:name="Tableau10.C" style:family="table-column">
      <style:table-column-properties style:column-width="1.3778in" style:rel-column-width="8923*"/>
    </style:style>
    <style:style style:name="Tableau10.D" style:family="table-column">
      <style:table-column-properties style:column-width="5.3917in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au10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382in" fo:border="0.05pt solid #000000"/>
    </style:style>
    <style:style style:name="Tableau5" style:family="table">
      <style:table-properties style:width="10.1236in" fo:margin-left="0in" table:align="left" style:shadow="none" style:may-break-between-rows="false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1.7319in"/>
    </style:style>
    <style:style style:name="Tableau5.C" style:family="table-column">
      <style:table-column-properties style:column-width="1.5757in"/>
    </style:style>
    <style:style style:name="Tableau5.D" style:family="table-column">
      <style:table-column-properties style:column-width="1.3347in"/>
    </style:style>
    <style:style style:name="Tableau5.E" style:family="table-column">
      <style:table-column-properties style:column-width="4.7333in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au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382in" fo:border-left="0.05pt solid #000000" fo:border-right="none" fo:border-top="none" fo:border-bottom="0.05pt solid #000000"/>
    </style:style>
    <style:style style:name="Tableau5.B3" style:family="table-cell">
      <style:table-cell-properties fo:padding="0.0382in" fo:border-left="0.05pt solid #000000" fo:border-right="none" fo:border-top="none" fo:border-bottom="0.05pt solid #000000"/>
    </style:style>
    <style:style style:name="Tableau5.C3" style:family="table-cell">
      <style:table-cell-properties fo:padding="0.0382in" fo:border-left="0.05pt solid #000000" fo:border-right="none" fo:border-top="none" fo:border-bottom="0.05pt solid #000000"/>
    </style:style>
    <style:style style:name="Tableau5.D3" style:family="table-cell">
      <style:table-cell-properties fo:padding="0.0382in" fo:border-left="0.05pt solid #000000" fo:border-right="none" fo:border-top="none" fo:border-bottom="0.05pt solid #000000"/>
    </style:style>
    <style:style style:name="Tableau1" style:family="table">
      <style:table-properties style:width="10.1181in" table:align="margins" style:may-break-between-rows="false"/>
    </style:style>
    <style:style style:name="Tableau1.A" style:family="table-column">
      <style:table-column-properties style:column-width="0.7479in" style:rel-column-width="1077*"/>
    </style:style>
    <style:style style:name="Tableau1.B" style:family="table-column">
      <style:table-column-properties style:column-width="1.6931in" style:rel-column-width="2438*"/>
    </style:style>
    <style:style style:name="Tableau1.C" style:family="table-column">
      <style:table-column-properties style:column-width="1.1785in" style:rel-column-width="1697*"/>
    </style:style>
    <style:style style:name="Tableau1.D" style:family="table-column">
      <style:table-column-properties style:column-width="3.0083in" style:rel-column-width="4332*"/>
    </style:style>
    <style:style style:name="Tableau1.E" style:family="table-column">
      <style:table-column-properties style:column-width="2.2056in" style:rel-column-width="3176*"/>
    </style:style>
    <style:style style:name="Tableau1.F" style:family="table-column">
      <style:table-column-properties style:column-width="1.2847in" style:rel-column-width="1850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382in" fo:border-left="0.05pt solid #000000" fo:border-right="none" fo:border-top="none" fo:border-bottom="0.05pt solid #000000"/>
    </style:style>
    <style:style style:name="Tableau1.B4" style:family="table-cell">
      <style:table-cell-properties fo:padding="0.0382in" fo:border-left="0.05pt solid #000000" fo:border-right="none" fo:border-top="none" fo:border-bottom="0.05pt solid #000000"/>
    </style:style>
    <style:style style:name="Tableau1.C4" style:family="table-cell">
      <style:table-cell-properties fo:padding="0.0382in" fo:border-left="0.05pt solid #000000" fo:border-right="none" fo:border-top="none" fo:border-bottom="0.05pt solid #000000"/>
    </style:style>
    <style:style style:name="Tableau1.D4" style:family="table-cell">
      <style:table-cell-properties fo:padding="0.0382in" fo:border-left="0.05pt solid #000000" fo:border-right="none" fo:border-top="none" fo:border-bottom="0.05pt solid #000000"/>
    </style:style>
    <style:style style:name="Tableau1.E4" style:family="table-cell">
      <style:table-cell-properties fo:padding="0.0382in" fo:border-left="0.05pt solid #000000" fo:border-right="none" fo:border-top="none" fo:border-bottom="0.05pt solid #000000"/>
    </style:style>
    <style:style style:name="Tableau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10.1181in" table:align="margins" style:may-break-between-rows="false"/>
    </style:style>
    <style:style style:name="Tableau2.A" style:family="table-column">
      <style:table-column-properties style:column-width="1.3778in" style:rel-column-width="8923*"/>
    </style:style>
    <style:style style:name="Tableau2.B" style:family="table-column">
      <style:table-column-properties style:column-width="1.2569in" style:rel-column-width="8141*"/>
    </style:style>
    <style:style style:name="Tableau2.C" style:family="table-column">
      <style:table-column-properties style:column-width="1.7708in" style:rel-column-width="11469*"/>
    </style:style>
    <style:style style:name="Tableau2.D" style:family="table-column">
      <style:table-column-properties style:column-width="1.2653in" style:rel-column-width="8195*"/>
    </style:style>
    <style:style style:name="Tableau2.E" style:family="table-column">
      <style:table-column-properties style:column-width="2.4396in" style:rel-column-width="15801*"/>
    </style:style>
    <style:style style:name="Tableau2.F" style:family="table-column">
      <style:table-column-properties style:column-width="0.9833in" style:rel-column-width="6369*"/>
    </style:style>
    <style:style style:name="Tableau2.G" style:family="table-column">
      <style:table-column-properties style:column-width="1.025in" style:rel-column-width="663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1813in" fo:keep-together="always"/>
    </style:style>
    <style:style style:name="Tableau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382in" fo:border-left="0.05pt solid #000000" fo:border-right="none" fo:border-top="none" fo:border-bottom="0.05pt solid #000000"/>
    </style:style>
    <style:style style:name="Tableau2.C2" style:family="table-cell">
      <style:table-cell-properties fo:padding="0.0382in" fo:border-left="0.05pt solid #000000" fo:border-right="none" fo:border-top="none" fo:border-bottom="0.05pt solid #000000"/>
    </style:style>
    <style:style style:name="Tableau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382in" fo:border-left="0.05pt solid #000000" fo:border-right="none" fo:border-top="none" fo:border-bottom="0.05pt solid #000000"/>
    </style:style>
    <style:style style:name="Tableau2.B3" style:family="table-cell">
      <style:table-cell-properties fo:padding="0.0382in" fo:border-left="0.05pt solid #000000" fo:border-right="none" fo:border-top="none" fo:border-bottom="0.05pt solid #000000"/>
    </style:style>
    <style:style style:name="Tableau2.C3" style:family="table-cell">
      <style:table-cell-properties fo:padding="0.0382in" fo:border-left="0.05pt solid #000000" fo:border-right="none" fo:border-top="none" fo:border-bottom="0.05pt solid #000000"/>
    </style:style>
    <style:style style:name="Tableau2.D3" style:family="table-cell">
      <style:table-cell-properties fo:padding="0.0382in" fo:border-left="0.05pt solid #000000" fo:border-right="none" fo:border-top="none" fo:border-bottom="0.05pt solid #000000"/>
    </style:style>
    <style:style style:name="Tableau2.E3" style:family="table-cell">
      <style:table-cell-properties fo:padding="0.0382in" fo:border-left="0.05pt solid #000000" fo:border-right="none" fo:border-top="none" fo:border-bottom="0.05pt solid #000000"/>
    </style:style>
    <style:style style:name="Tableau2.F3" style:family="table-cell">
      <style:table-cell-properties fo:padding="0.0382in" fo:border-left="0.05pt solid #000000" fo:border-right="none" fo:border-top="none" fo:border-bottom="0.05pt solid #000000"/>
    </style:style>
    <style:style style:name="Tableau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382in" fo:border-left="0.05pt solid #000000" fo:border-right="none" fo:border-top="none" fo:border-bottom="0.05pt solid #000000"/>
    </style:style>
    <style:style style:name="Tableau2.B4" style:family="table-cell">
      <style:table-cell-properties fo:padding="0.0382in" fo:border-left="0.05pt solid #000000" fo:border-right="none" fo:border-top="none" fo:border-bottom="0.05pt solid #000000"/>
    </style:style>
    <style:style style:name="Tableau2.C4" style:family="table-cell">
      <style:table-cell-properties fo:padding="0.0382in" fo:border-left="0.05pt solid #000000" fo:border-right="none" fo:border-top="none" fo:border-bottom="0.05pt solid #000000"/>
    </style:style>
    <style:style style:name="Tableau2.D4" style:family="table-cell">
      <style:table-cell-properties fo:padding="0.0382in" fo:border-left="0.05pt solid #000000" fo:border-right="none" fo:border-top="none" fo:border-bottom="0.05pt solid #000000"/>
    </style:style>
    <style:style style:name="Tableau2.E4" style:family="table-cell">
      <style:table-cell-properties fo:padding="0.0382in" fo:border-left="0.05pt solid #000000" fo:border-right="none" fo:border-top="none" fo:border-bottom="0.05pt solid #000000"/>
    </style:style>
    <style:style style:name="Tableau2.F4" style:family="table-cell">
      <style:table-cell-properties fo:padding="0.0382in" fo:border-left="0.05pt solid #000000" fo:border-right="none" fo:border-top="none" fo:border-bottom="0.05pt solid #000000"/>
    </style:style>
    <style:style style:name="Tableau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5" style:family="table">
      <style:table-properties style:width="10.1035in" table:align="right"/>
    </style:style>
    <style:style style:name="Tableau15.A" style:family="table-column">
      <style:table-column-properties style:column-width="1.891in"/>
    </style:style>
    <style:style style:name="Tableau15.B" style:family="table-column">
      <style:table-column-properties style:column-width="1.3021in"/>
    </style:style>
    <style:style style:name="Tableau15.C" style:family="table-column">
      <style:table-column-properties style:column-width="1.6875in"/>
    </style:style>
    <style:style style:name="Tableau15.D" style:family="table-column">
      <style:table-column-properties style:column-width="1.7083in"/>
    </style:style>
    <style:style style:name="Tableau15.E" style:family="table-column">
      <style:table-column-properties style:column-width="1.609in"/>
    </style:style>
    <style:style style:name="Tableau15.F" style:family="table-column">
      <style:table-column-properties style:column-width="1.9056in"/>
    </style:style>
    <style:style style:name="Tableau1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382in" fo:border-left="0.05pt solid #000000" fo:border-right="none" fo:border-top="none" fo:border-bottom="0.05pt solid #000000"/>
    </style:style>
    <style:style style:name="Tableau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0.9139in"/>
    </style:style>
    <style:style style:name="Tableau15.10" style:family="table-row">
      <style:table-row-properties style:min-row-height="0.8243in"/>
    </style:style>
    <style:style style:name="Tableau16" style:family="table">
      <style:table-properties style:width="10.1181in" table:align="margins"/>
    </style:style>
    <style:style style:name="Tableau16.A" style:family="table-column">
      <style:table-column-properties style:column-width="1.8444in" style:rel-column-width="11946*"/>
    </style:style>
    <style:style style:name="Tableau16.B" style:family="table-column">
      <style:table-column-properties style:column-width="1.0444in" style:rel-column-width="6764*"/>
    </style:style>
    <style:style style:name="Tableau16.C" style:family="table-column">
      <style:table-column-properties style:column-width="1.4458in" style:rel-column-width="9364*"/>
    </style:style>
    <style:style style:name="Tableau16.D" style:family="table-column">
      <style:table-column-properties style:column-width="1.4451in" style:rel-column-width="9360*"/>
    </style:style>
    <style:style style:name="Tableau16.E" style:family="table-column">
      <style:table-column-properties style:column-width="1.6611in" style:rel-column-width="10759*"/>
    </style:style>
    <style:style style:name="Tableau16.F" style:family="table-column">
      <style:table-column-properties style:column-width="1.4188in" style:rel-column-width="9189*"/>
    </style:style>
    <style:style style:name="Tableau16.G" style:family="table-column">
      <style:table-column-properties style:column-width="1.259in" style:rel-column-width="8153*"/>
    </style:style>
    <style:style style:name="Tableau1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2069in"/>
    </style:style>
    <style:style style:name="Tableau16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382in" fo:border="0.05pt solid #000000"/>
    </style:style>
    <style:style style:name="Tableau16.A8" style:family="table-cell">
      <style:table-cell-properties fo:padding="0.0382in" fo:border-left="0.05pt solid #000000" fo:border-right="none" fo:border-top="none" fo:border-bottom="0.05pt solid #000000"/>
    </style:style>
    <style:style style:name="Tableau3" style:family="table">
      <style:table-properties style:width="10.1181in" table:align="margins" style:may-break-between-rows="false"/>
    </style:style>
    <style:style style:name="Tableau3.A" style:family="table-column">
      <style:table-column-properties style:column-width="0.675in" style:rel-column-width="4371*"/>
    </style:style>
    <style:style style:name="Tableau3.B" style:family="table-column">
      <style:table-column-properties style:column-width="0.8229in" style:rel-column-width="5330*"/>
    </style:style>
    <style:style style:name="Tableau3.C" style:family="table-column">
      <style:table-column-properties style:column-width="0.4389in" style:rel-column-width="2842*"/>
    </style:style>
    <style:style style:name="Tableau3.D" style:family="table-column">
      <style:table-column-properties style:column-width="0.8319in" style:rel-column-width="5388*"/>
    </style:style>
    <style:style style:name="Tableau3.E" style:family="table-column">
      <style:table-column-properties style:column-width="1.4708in" style:rel-column-width="9526*"/>
    </style:style>
    <style:style style:name="Tableau3.F" style:family="table-column">
      <style:table-column-properties style:column-width="1.5083in" style:rel-column-width="9769*"/>
    </style:style>
    <style:style style:name="Tableau3.G" style:family="table-column">
      <style:table-column-properties style:column-width="0.9271in" style:rel-column-width="6004*"/>
    </style:style>
    <style:style style:name="Tableau3.H" style:family="table-column">
      <style:table-column-properties style:column-width="0.9264in" style:rel-column-width="6000*"/>
    </style:style>
    <style:style style:name="Tableau3.I" style:family="table-column">
      <style:table-column-properties style:column-width="2.5174in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0486in" fo:keep-together="always"/>
    </style:style>
    <style:style style:name="Tableau3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" style:family="table">
      <style:table-properties style:width="10.1181in" table:align="margins" style:may-break-between-rows="false"/>
    </style:style>
    <style:style style:name="Tableau4.A" style:family="table-column">
      <style:table-column-properties style:column-width="0.4743in" style:rel-column-width="3072*"/>
    </style:style>
    <style:style style:name="Tableau4.B" style:family="table-column">
      <style:table-column-properties style:column-width="1.4944in" style:rel-column-width="9679*"/>
    </style:style>
    <style:style style:name="Tableau4.C" style:family="table-column">
      <style:table-column-properties style:column-width="1.6514in" style:rel-column-width="10696*"/>
    </style:style>
    <style:style style:name="Tableau4.D" style:family="table-column">
      <style:table-column-properties style:column-width="0.984in" style:rel-column-width="6373*"/>
    </style:style>
    <style:style style:name="Tableau4.E" style:family="table-column">
      <style:table-column-properties style:column-width="0.7792in" style:rel-column-width="5046*"/>
    </style:style>
    <style:style style:name="Tableau4.F" style:family="table-column">
      <style:table-column-properties style:column-width="0.2889in" style:rel-column-width="1871*"/>
    </style:style>
    <style:style style:name="Tableau4.G" style:family="table-column">
      <style:table-column-properties style:column-width="0.9792in" style:rel-column-width="6342*"/>
    </style:style>
    <style:style style:name="Tableau4.H" style:family="table-column">
      <style:table-column-properties style:column-width="0.9063in" style:rel-column-width="5869*"/>
    </style:style>
    <style:style style:name="Tableau4.I" style:family="table-column">
      <style:table-column-properties style:column-width="2.5611in" style:rel-column-width="16587*"/>
    </style:style>
    <style:style style:name="Tableau4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" style:family="table">
      <style:table-properties style:width="10.1181in" table:align="margins" style:may-break-between-rows="false"/>
    </style:style>
    <style:style style:name="Tableau6.A" style:family="table-column">
      <style:table-column-properties style:column-width="7.2646in" style:rel-column-width="47053*"/>
    </style:style>
    <style:style style:name="Tableau6.B" style:family="table-column">
      <style:table-column-properties style:column-width="2.8535in" style:rel-column-width="18482*"/>
    </style:style>
    <style:style style:name="Tableau6.A1" style:family="table-cell">
      <style:table-cell-properties fo:padding="0.0382in" fo:border-left="none" fo:border-right="none" fo:border-top="none" fo:border-bottom="0.05pt solid #000000"/>
    </style:style>
    <style:style style:name="Tableau6.A2" style:family="table-cell">
      <style:table-cell-properties fo:padding="0.0382in" fo:border-left="0.05pt solid #000000" fo:border-right="none" fo:border-top="none" fo:border-bottom="0.05pt solid #000000"/>
    </style:style>
    <style:style style:name="Tableau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7" style:family="table">
      <style:table-properties style:width="10.1181in" table:align="margins" style:may-break-between-rows="false"/>
    </style:style>
    <style:style style:name="Tableau7.A" style:family="table-column">
      <style:table-column-properties style:column-width="1.9583in" style:rel-column-width="12684*"/>
    </style:style>
    <style:style style:name="Tableau7.B" style:family="table-column">
      <style:table-column-properties style:column-width="0.7493in" style:rel-column-width="4853*"/>
    </style:style>
    <style:style style:name="Tableau7.C" style:family="table-column">
      <style:table-column-properties style:column-width="3.1563in" style:rel-column-width="20442*"/>
    </style:style>
    <style:style style:name="Tableau7.D" style:family="table-column">
      <style:table-column-properties style:column-width="4.2542in" style:rel-column-width="27556*"/>
    </style:style>
    <style:style style:name="Tableau7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" style:family="table">
      <style:table-properties style:width="10.1181in" table:align="margins" style:may-break-between-rows="false"/>
    </style:style>
    <style:style style:name="Tableau8.A" style:family="table-column">
      <style:table-column-properties style:column-width="2.3542in" style:rel-column-width="15247*"/>
    </style:style>
    <style:style style:name="Tableau8.B" style:family="table-column">
      <style:table-column-properties style:column-width="7.7639in" style:rel-column-width="50288*"/>
    </style:style>
    <style:style style:name="Tableau8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3" style:family="table">
      <style:table-properties style:width="10.1181in" table:align="margins" style:may-break-between-rows="false"/>
    </style:style>
    <style:style style:name="Tableau13.A" style:family="table-column">
      <style:table-column-properties style:column-width="2.3542in" style:rel-column-width="15247*"/>
    </style:style>
    <style:style style:name="Tableau13.B" style:family="table-column">
      <style:table-column-properties style:column-width="7.7639in" style:rel-column-width="50288*"/>
    </style:style>
    <style:style style:name="Tableau13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3.B1" style:family="table-cell">
      <style:table-cell-properties style:vertical-align="middle" fo:padding="0.0382in" fo:border-left="none" fo:border-right="none" fo:border-top="none" fo:border-bottom="0.05pt solid #000000"/>
    </style:style>
    <style:style style:name="Tableau13.A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3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3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3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3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3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" style:family="table">
      <style:table-properties style:width="10.1181in" table:align="margins" style:may-break-between-rows="false"/>
    </style:style>
    <style:style style:name="Tableau12.A" style:family="table-column">
      <style:table-column-properties style:column-width="1.8465in" style:rel-column-width="11960*"/>
    </style:style>
    <style:style style:name="Tableau12.B" style:family="table-column">
      <style:table-column-properties style:column-width="1.6951in" style:rel-column-width="10979*"/>
    </style:style>
    <style:style style:name="Tableau12.C" style:family="table-column">
      <style:table-column-properties style:column-width="1.6979in" style:rel-column-width="10997*"/>
    </style:style>
    <style:style style:name="Tableau12.D" style:family="table-column">
      <style:table-column-properties style:column-width="1.6458in" style:rel-column-width="10660*"/>
    </style:style>
    <style:style style:name="Tableau12.E" style:family="table-column">
      <style:table-column-properties style:column-width="1.6563in" style:rel-column-width="10727*"/>
    </style:style>
    <style:style style:name="Tableau12.F" style:family="table-column">
      <style:table-column-properties style:column-width="1.5764in" style:rel-column-width="10212*"/>
    </style:style>
    <style:style style:name="Tableau12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382in" fo:border-left="0.05pt solid #000000" fo:border-right="none" fo:border-top="none" fo:border-bottom="0.05pt solid #000000"/>
    </style:style>
    <style:style style:name="Tableau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382in" fo:border-left="0.05pt solid #000000" fo:border-right="none" fo:border-top="none" fo:border-bottom="0.05pt solid #000000"/>
    </style:style>
    <style:style style:name="Tableau1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382in" fo:border-left="0.05pt solid #000000" fo:border-right="none" fo:border-top="none" fo:border-bottom="0.05pt solid #000000"/>
    </style:style>
    <style:style style:name="Tableau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" style:family="table">
      <style:table-properties style:width="10.1181in" table:align="margins" style:may-break-between-rows="false"/>
    </style:style>
    <style:style style:name="Tableau11.A" style:family="table-column">
      <style:table-column-properties style:column-width="2.5292in" style:rel-column-width="16383*"/>
    </style:style>
    <style:style style:name="Tableau11.B" style:family="table-column">
      <style:table-column-properties style:column-width="0.1479in" style:rel-column-width="960*"/>
    </style:style>
    <style:style style:name="Tableau11.C" style:family="table-column">
      <style:table-column-properties style:column-width="2.3813in" style:rel-column-width="15423*"/>
    </style:style>
    <style:style style:name="Tableau11.E" style:family="table-column">
      <style:table-column-properties style:column-width="2.5299in" style:rel-column-width="16386*"/>
    </style:style>
    <style:style style:name="Tableau11.A1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382in" fo:border-left="0.05pt solid #000000" fo:border-right="none" fo:border-top="none" fo:border-bottom="0.05pt solid #000000"/>
    </style:style>
    <style:style style:name="Tableau11.B2" style:family="table-cell">
      <style:table-cell-properties fo:padding="0.0382in" fo:border-left="0.05pt solid #000000" fo:border-right="none" fo:border-top="none" fo:border-bottom="0.05pt solid #000000"/>
    </style:style>
    <style:style style:name="Tableau11.D2" style:family="table-cell">
      <style:table-cell-properties fo:padding="0.0382in" fo:border-left="0.05pt solid #000000" fo:border-right="none" fo:border-top="none" fo:border-bottom="0.05pt solid #000000"/>
    </style:style>
    <style:style style:name="Tableau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382in" fo:border="0.05pt solid #000000"/>
    </style:style>
    <style:style style:name="Tableau11.A4" style:family="table-cell">
      <style:table-cell-properties fo:padding="0.0382in" fo:border-left="0.05pt solid #000000" fo:border-right="none" fo:border-top="none" fo:border-bottom="0.05pt solid #000000"/>
    </style:style>
    <style:style style:name="Tableau11.B4" style:family="table-cell">
      <style:table-cell-properties fo:padding="0.0382in" fo:border-left="0.05pt solid #000000" fo:border-right="none" fo:border-top="none" fo:border-bottom="0.05pt solid #000000"/>
    </style:style>
    <style:style style:name="Tableau11.D4" style:family="table-cell">
      <style:table-cell-properties fo:padding="0.0382in" fo:border-left="0.05pt solid #000000" fo:border-right="none" fo:border-top="none" fo:border-bottom="0.05pt solid #000000"/>
    </style:style>
    <style:style style:name="Tableau1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236in" fo:margin-left="0in" table:align="left" style:shadow="none" style:may-break-between-rows="false"/>
    </style:style>
    <style:style style:name="Table3.A" style:family="table-column">
      <style:table-column-properties style:column-width="10.1236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3.2" style:family="table-row">
      <style:table-row-properties style:min-row-height="0.1236in" fo:keep-together="always"/>
    </style:style>
    <style:style style:name="Table3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4403in" table:align="right" style:shadow="none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7.565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0.1236in" fo:margin-left="0in" table:align="left" style:shadow="none" style:may-break-between-rows="false"/>
    </style:style>
    <style:style style:name="Table5.A" style:family="table-column">
      <style:table-column-properties style:column-width="10.1236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5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3951in" table:align="right" style:shadow="none"/>
    </style:style>
    <style:style style:name="Table6.A" style:family="table-column">
      <style:table-column-properties style:column-width="1.8097in"/>
    </style:style>
    <style:style style:name="Table6.B" style:family="table-column">
      <style:table-column-properties style:column-width="7.5854in"/>
    </style:style>
    <style:style style:name="Table6.A1" style:family="table-cell">
      <style:table-cell-properties fo:padding="0.0382in" fo:border="none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81739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27b196d" officeooo:paragraph-rsid="033ba49a" fo:background-color="transparent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18186de" officeooo:paragraph-rsid="023be6ba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entury Gothic" fo:font-size="11pt" fo:font-weight="bold" officeooo:rsid="02bc4150" officeooo:paragraph-rsid="02e7b152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Century Gothic" fo:font-size="11pt" fo:font-weight="bold" officeooo:rsid="02bc4150" officeooo:paragraph-rsid="03281131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entury Gothic" fo:font-size="11pt" fo:font-weight="bold" officeooo:rsid="02e7b152" officeooo:paragraph-rsid="03281131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9.6043in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df7e9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aeb4b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5cdb02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603bd5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6419f8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0dd00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1739a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2e76e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4df7e9" fo:background-color="transparent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5cdb02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82e76e" fo:background-color="transparent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62b7e6" officeooo:paragraph-rsid="037a6684" fo:background-color="transparent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9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paragraph-rsid="028813f8" style:font-size-asian="5.25pt" style:font-size-complex="6pt"/>
    </style:style>
    <style:style style:name="P104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10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0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3779a81" fo:background-color="transparent" style:font-size-asian="8pt" style:font-weight-asian="normal" style:font-size-complex="8pt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73480f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80dd0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6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9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20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21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2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4e7283" fo:background-color="transparent" style:font-size-asian="8pt" style:font-weight-asian="normal" style:font-size-complex="8pt" style:font-weight-complex="normal"/>
    </style:style>
    <style:style style:name="P124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5" style:family="paragraph" style:parent-style-name="Standard" style:master-page-name="">
      <style:paragraph-properties fo:margin-left="0in" fo:margin-right="0in" fo:line-height="100%" fo:text-align="start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762232" fo:background-color="transparent" style:font-size-asian="8pt" style:font-weight-asian="normal" style:font-size-complex="8pt" style:font-weight-complex="normal"/>
    </style:style>
    <style:style style:name="P126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7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>
        <style:tab-stops>
          <style:tab-stop style:position="1.7717in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2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9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130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31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7527a8" fo:background-color="transparent" style:font-size-asian="8pt" style:font-weight-asian="normal" style:font-size-complex="8pt" style:font-weight-complex="normal"/>
    </style:style>
    <style:style style:name="P132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37a2095" fo:background-color="transparent" style:font-size-asian="8pt" style:font-weight-asian="normal" style:font-size-complex="8pt" style:font-weight-complex="normal"/>
    </style:style>
    <style:style style:name="P133" style:family="paragraph" style:parent-style-name="Text_20_body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34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35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36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37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8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be3af" officeooo:paragraph-rsid="02697d2b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d1c11" officeooo:paragraph-rsid="02697d2b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2697d2b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380dd00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771db8" officeooo:paragraph-rsid="033ba49a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697d2b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55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56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57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58" style:family="paragraph" style:parent-style-name="Table_20_Contents">
      <style:paragraph-properties fo:text-align="center" style:justify-single-word="false"/>
      <style:text-properties style:font-name="Century Gothic" fo:font-size="8pt" officeooo:rsid="00271ef1" officeooo:paragraph-rsid="023be6ba" style:font-size-asian="8pt" style:font-size-complex="8pt"/>
    </style:style>
    <style:style style:name="P159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60" style:family="paragraph" style:parent-style-name="Table_20_Contents">
      <style:paragraph-properties fo:text-align="center" style:justify-single-word="false"/>
      <style:text-properties style:font-name="Century Gothic" fo:font-size="8pt" officeooo:rsid="02f7bd67" officeooo:paragraph-rsid="02f7bd67" style:font-size-asian="8pt" style:font-size-complex="8pt"/>
    </style:style>
    <style:style style:name="P161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67a6b0" style:font-size-asian="8pt" style:font-size-complex="8pt"/>
    </style:style>
    <style:style style:name="P162" style:family="paragraph" style:parent-style-name="Table_20_Contents">
      <style:paragraph-properties fo:text-align="center" style:justify-single-word="false"/>
      <style:text-properties style:font-name="Century Gothic" fo:font-size="8pt" officeooo:rsid="0381739a" officeooo:paragraph-rsid="0381739a" style:font-size-asian="8pt" style:font-size-complex="8pt"/>
    </style:style>
    <style:style style:name="P163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65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67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68" style:family="paragraph" style:parent-style-name="Table_20_Contents">
      <style:paragraph-properties fo:text-align="center" style:justify-single-word="false">
        <style:tab-stops>
          <style:tab-stop style:position="1.7717in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80dd00" style:font-size-asian="9pt" style:font-weight-asian="bold" style:font-size-complex="9pt" style:font-weight-complex="bold"/>
    </style:style>
    <style:style style:name="P176" style:family="paragraph" style:parent-style-name="Table_20_Contents">
      <style:paragraph-properties fo:text-align="justify" style:justify-single-word="false">
        <style:tab-stops>
          <style:tab-stop style:position="1.7717in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78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79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bold" officeooo:rsid="00471d9c" officeooo:paragraph-rsid="029cf8c5" fo:background-color="transparent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81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14b4760" officeooo:paragraph-rsid="02335515" style:font-size-asian="11pt" style:font-weight-asian="bold" style:font-size-complex="11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380dd00" style:font-size-asian="11pt" style:font-weight-asian="bold" style:font-size-complex="11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75257a" officeooo:paragraph-rsid="033ba49a" style:font-size-asian="11pt" style:font-weight-asian="bold" style:font-size-complex="11pt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87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a33c0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f4e37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90" style:family="paragraph" style:parent-style-name="Table_20_Contents">
      <style:paragraph-properties fo:text-align="start" style:justify-single-word="false">
        <style:tab-stops>
          <style:tab-stop style:position="1.7717in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3845a2f" fo:background-color="transparent" style:font-size-asian="9pt" style:font-weight-asian="normal" style:font-size-complex="9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385d432" fo:background-color="transparent" style:font-size-asian="9pt" style:font-weight-asian="normal" style:font-size-complex="9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38c4fa5" fo:background-color="transparent" style:font-size-asian="9pt" style:font-weight-asian="normal" style:font-size-complex="9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81739a" fo:background-color="transparent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845a2f" officeooo:paragraph-rsid="03845a2f" fo:background-color="transparent" style:font-size-asian="8pt" style:font-weight-asian="bold" style:font-size-complex="8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845a2f" officeooo:paragraph-rsid="0385d432" fo:background-color="transparent" style:font-size-asian="8pt" style:font-weight-asian="bold" style:font-size-complex="8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845a2f" officeooo:paragraph-rsid="038c4fa5" fo:background-color="transparent" style:font-size-asian="8pt" style:font-weight-asian="bold" style:font-size-complex="8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386550a" officeooo:paragraph-rsid="0386550a" fo:background-color="transparent" style:font-size-asian="8pt" style:font-weight-asian="bold" style:font-size-complex="8pt" style:font-weight-complex="bold"/>
    </style:style>
    <style:style style:name="P201" style:family="paragraph" style:parent-style-name="Standard">
      <style:paragraph-properties fo:text-align="start" style:justify-single-word="false"/>
      <style:text-properties style:font-name="Century Gothic" fo:font-size="11pt" fo:font-weight="bold" officeooo:rsid="038c4fa5" officeooo:paragraph-rsid="038c4fa5" fo:background-color="transparent" style:font-size-asian="11pt" style:font-weight-asian="bold" style:font-size-complex="11pt" style:font-weight-complex="bold"/>
    </style:style>
    <style:style style:name="P20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45a2f" fo:background-color="transparent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5d432" fo:background-color="transparent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9fc13" fo:background-color="transparent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38e45c4" fo:background-color="transparent" style:font-size-asian="8pt" style:font-weight-asian="normal" style:font-size-complex="8pt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38c4fa5" style:font-size-asian="8pt" style:font-size-complex="8pt"/>
    </style:style>
    <style:style style:name="P208" style:family="paragraph" style:parent-style-name="Table_20_Contents">
      <style:paragraph-properties fo:text-align="center" style:justify-single-word="false"/>
      <style:text-properties style:font-name="Century Gothic" fo:font-size="8pt" officeooo:rsid="0381739a" officeooo:paragraph-rsid="038c4fa5" style:font-size-asian="8pt" style:font-size-complex="8pt"/>
    </style:style>
    <style:style style:name="P209" style:family="paragraph" style:parent-style-name="Table_20_Contents">
      <style:paragraph-properties fo:text-align="center" style:justify-single-word="false"/>
      <style:text-properties style:font-name="Century Gothic" fo:font-size="8pt" officeooo:rsid="02f7bd67" officeooo:paragraph-rsid="038c4fa5" style:font-size-asian="8pt" style:font-size-complex="8pt"/>
    </style:style>
    <style:style style:name="P210" style:family="paragraph" style:parent-style-name="Table_20_Contents">
      <style:paragraph-properties fo:text-align="center" style:justify-single-word="false"/>
      <style:text-properties style:font-name="Century Gothic" fo:font-size="8pt" style:font-size-asian="8pt" style:font-size-complex="8pt"/>
    </style:style>
    <style:style style:name="P211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8c4fa5" fo:background-color="transparent" style:font-size-asian="8pt" style:font-weight-asian="normal" style:font-size-complex="8pt" style:font-weight-complex="normal"/>
    </style:style>
    <style:style style:name="T1" style:family="text">
      <style:text-properties fo:font-weight="normal" officeooo:rsid="0064de31" style:font-weight-asian="normal" style:font-weight-complex="normal"/>
    </style:style>
    <style:style style:name="T2" style:family="text">
      <style:text-properties fo:font-weight="normal" officeooo:rsid="01c5adb1" style:font-weight-asian="normal" style:font-weight-complex="normal"/>
    </style:style>
    <style:style style:name="T3" style:family="text">
      <style:text-properties fo:font-weight="normal" officeooo:rsid="0292e89c" style:font-weight-asian="normal" style:font-weight-complex="normal"/>
    </style:style>
    <style:style style:name="T4" style:family="text">
      <style:text-properties fo:font-weight="normal" officeooo:rsid="004b3423" style:font-weight-asian="normal" style:font-weight-complex="normal"/>
    </style:style>
    <style:style style:name="T5" style:family="text">
      <style:text-properties fo:font-weight="normal" officeooo:rsid="00471d9c" style:font-weight-asian="normal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8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16a9d57"/>
    </style:style>
    <style:style style:name="T11" style:family="text">
      <style:text-properties officeooo:rsid="007aee0c"/>
    </style:style>
    <style:style style:name="T12" style:family="text">
      <style:text-properties officeooo:rsid="014b4760"/>
    </style:style>
    <style:style style:name="T13" style:family="text">
      <style:text-properties officeooo:rsid="00855fd7"/>
    </style:style>
    <style:style style:name="T14" style:family="text">
      <style:text-properties officeooo:rsid="01250024"/>
    </style:style>
    <style:style style:name="T15" style:family="text">
      <style:text-properties officeooo:rsid="01abe46d"/>
    </style:style>
    <style:style style:name="T16" style:family="text">
      <style:text-properties officeooo:rsid="0062b7e6"/>
    </style:style>
    <style:style style:name="T17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8" style:family="text">
      <style:text-properties style:text-underline-style="none" officeooo:rsid="00471d9c" fo:background-color="transparent" loext:char-shading-value="0" style:font-size-asian="7.84999990463257pt"/>
    </style:style>
    <style:style style:name="T19" style:family="text">
      <style:text-properties style:font-size-asian="9pt"/>
    </style:style>
    <style:style style:name="T20" style:family="text">
      <style:text-properties officeooo:rsid="01dbe3af"/>
    </style:style>
    <style:style style:name="T21" style:family="text">
      <style:text-properties officeooo:rsid="01e5a53f"/>
    </style:style>
    <style:style style:name="T22" style:family="text">
      <style:text-properties officeooo:rsid="01e9c0cd"/>
    </style:style>
    <style:style style:name="T23" style:family="text">
      <style:text-properties officeooo:rsid="0203b193"/>
    </style:style>
    <style:style style:name="T24" style:family="text">
      <style:text-properties officeooo:rsid="020da968"/>
    </style:style>
    <style:style style:name="T25" style:family="text">
      <style:text-properties officeooo:rsid="0042b83b"/>
    </style:style>
    <style:style style:name="T26" style:family="text">
      <style:text-properties officeooo:rsid="00489114"/>
    </style:style>
    <style:style style:name="T27" style:family="text">
      <style:text-properties officeooo:rsid="004a7da7"/>
    </style:style>
    <style:style style:name="T28" style:family="text">
      <style:text-properties officeooo:rsid="00461090"/>
    </style:style>
    <style:style style:name="T29" style:family="text">
      <style:text-properties officeooo:rsid="00549a6a"/>
    </style:style>
    <style:style style:name="T30" style:family="text">
      <style:text-properties fo:font-size="9pt" officeooo:rsid="00549a6a" style:font-size-asian="9pt" style:font-size-complex="9pt"/>
    </style:style>
    <style:style style:name="T31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32" style:family="text">
      <style:text-properties officeooo:rsid="0287edf6"/>
    </style:style>
    <style:style style:name="T33" style:family="text">
      <style:text-properties officeooo:rsid="029be1dc"/>
    </style:style>
    <style:style style:name="T34" style:family="text">
      <style:text-properties officeooo:rsid="033a9c7b"/>
    </style:style>
    <style:style style:name="T35" style:family="text">
      <style:text-properties officeooo:rsid="02771db8"/>
    </style:style>
    <style:style style:name="T36" style:family="text">
      <style:text-properties officeooo:rsid="0295c65b"/>
    </style:style>
    <style:style style:name="T37" style:family="text">
      <style:text-properties officeooo:rsid="02e213a2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34d9f7b" style:font-weight-asian="bold" style:font-weight-complex="bold"/>
    </style:style>
    <style:style style:name="T40" style:family="text">
      <style:text-properties officeooo:rsid="034fc66e"/>
    </style:style>
    <style:style style:name="T41" style:family="text">
      <style:text-properties officeooo:rsid="00471d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1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8">Contrat / <text:span text:style-name="T28">Produit</text:span></text:p>
          </table:table-cell>
        </table:table-row>
        <table:table-row table:style-name="Tableau14.2">
          <table:table-cell table:style-name="Tableau14.A2" office:value-type="string">
            <text:p text:style-name="P176">Produit :<text:tab/><text:span text:style-name="T18"><text:placeholder text:placeholder-type="text">&lt;contract.product.extra_data.get('nom_editique_produit') or contract.product.name&gt;</text:placeholder></text:span></text:p>
            <text:p text:style-name="P178">Gestionnaire :<text:tab/><text:span text:style-name="T17"><text:placeholder text:placeholder-type="text">&lt;contract.create_uid.name&gt;</text:placeholder></text:span></text:p>
            <text:p text:style-name="P178">Date d'effet :<text:tab/><text:span text:style-name="T17"><text:placeholder text:placeholder-type="text">&lt;format_date(contract.start_date, Party.lang)&gt;</text:placeholder></text:span></text:p>
            <text:p text:style-name="P178">Date de fin :<text:tab/><text:span text:style-name="T17"><text:placeholder text:placeholder-type="text">&lt;format_date(contract.end_date, Party.lang) if contract.end_date else ""&gt;</text:placeholder></text:span></text:p>
            <text:p text:style-name="P180"/>
            <text:p text:style-name="P179">Données complémentaires au contrat :</text:p>
            <text:p text:style-name="P104"><text:placeholder text:placeholder-type="text">&lt;if test="contract.extra_data_values"&gt;</text:placeholder></text:p>
            <text:p text:style-name="P94"><text:placeholder text:placeholder-type="text">&lt;for each="extra_data  in contract.extra_datas"&gt;</text:placeholder></text:p>
            <text:p text:style-name="P94"><text:placeholder text:placeholder-type="text">&lt;for each="extra_data_summary in extra_data.extra_data_summary.split("\n")"&gt;</text:placeholder></text:p>
            <text:p text:style-name="P95"><text:placeholder text:placeholder-type="text">&lt;extra_data_summary&gt;</text:placeholder></text:p>
            <text:p text:style-name="P96"><text:placeholder text:placeholder-type="text">&lt;/for&gt;</text:placeholder></text:p>
            <text:p text:style-name="P97"><text:placeholder text:placeholder-type="text">&lt;/for&gt;</text:placeholder></text:p>
            <text:p text:style-name="P105"><text:placeholder text:placeholder-type="text">&lt;/if&gt;</text:placeholder></text:p>
          </table:table-cell>
        </table:table-row>
      </table:table>
      <text:p text:style-name="P29"/>
      <text:p text:style-name="P111"><text:placeholder text:placeholder-type="text">&lt;if test="getattr(contract,'broker',None)"&gt;</text:placeholder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81">Apporteur</text:p>
          </table:table-cell>
          <table:table-cell table:style-name="Tableau10.A1" table:number-columns-spanned="3" office:value-type="string">
            <text:p text:style-name="P170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61">Nom : <text:span text:style-name="T17"><text:placeholder text:placeholder-type="text">&lt;contract.broker.party.name&gt;</text:placeholder></text:span><text:span text:style-name="T17"><text:s/></text:span><text:span text:style-name="T17"><text:placeholder text:placeholder-type="text">&lt;if test="getattr(contract,'agency',None)"&gt;</text:placeholder></text:span><text:span text:style-name="T17"><text:s/></text:span><text:span text:style-name="T17"><text:placeholder text:placeholder-type="text">&lt;if test="contract.agency.name!="""&gt;</text:placeholder></text:span><text:span text:style-name="T17"><text:s/>/ <text:s text:c="2"/></text:span><text:span text:style-name="T17"><text:placeholder text:placeholder-type="text">&lt;contract.agency.name&gt;</text:placeholder></text:span><text:span text:style-name="T17"><text:placeholder text:placeholder-type="text">&lt;/if&gt;</text:placeholder></text:span><text:span text:style-name="T17"><text:s/></text:span><text:span text:style-name="T17"><text:placeholder text:placeholder-type="text">&lt;if test="contract.agency.name=="""&gt;</text:placeholder></text:span><text:span text:style-name="T17"><text:s/></text:span><text:span text:style-name="T17"><text:placeholder text:placeholder-type="text">&lt;contract.agency.party.name&gt;</text:placeholder></text:span><text:span text:style-name="T17"><text:placeholder text:placeholder-type="text">&lt;/if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54">C<text:span text:style-name="T12">ode : </text:span><text:span text:style-name="T17"><text:placeholder text:placeholder-type="text">&lt;contract.broker.code&gt;</text:placeholder></text:span></text:p>
          </table:table-cell>
          <table:table-cell table:style-name="Tableau10.D2" office:value-type="string">
            <text:p text:style-name="P154">S<text:span text:style-name="T12">chéma de commission : </text:span><text:span text:style-name="T17"><text:placeholder text:placeholder-type="text">&lt;contract.agent.plan.name&gt;</text:placeholder></text:span></text:p>
          </table:table-cell>
        </table:table-row>
      </table:table>
      <text:p text:style-name="P111"><text:placeholder text:placeholder-type="text">&lt;/if&gt;</text:placeholder>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ext:soft-page-break/>
        <table:table-row table:style-name="Tableau5.1">
          <table:table-cell table:style-name="Tableau5.A1" table:number-columns-spanned="5" office:value-type="string">
            <text:p text:style-name="P41">Souscripteur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57">Code</text:p>
          </table:table-cell>
          <table:table-cell table:style-name="Tableau5.A2" office:value-type="string">
            <text:p text:style-name="P157">Nom</text:p>
          </table:table-cell>
          <table:table-cell table:style-name="Tableau5.A2" office:value-type="string">
            <text:p text:style-name="P162">Nom de naissance</text:p>
          </table:table-cell>
          <table:table-cell table:style-name="Tableau5.A2" office:value-type="string">
            <text:p text:style-name="P157">Date de naissance</text:p>
          </table:table-cell>
          <table:table-cell table:style-name="Tableau5.E2" office:value-type="string">
            <text:p text:style-name="P160">Adresse</text:p>
            <text:p text:style-name="P64"/>
          </table:table-cell>
        </table:table-row>
        <table:table-row table:style-name="Tableau5.1">
          <table:table-cell table:style-name="Tableau5.A3" office:value-type="string">
            <text:p text:style-name="P16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3"><text:placeholder text:placeholder-type="text">&lt;contract.subscriber.gender_string&gt;</text:placeholder><text:s/><text:placeholder text:placeholder-type="text">&lt;contract.subscriber.name&gt;</text:placeholder><text:s/><text:placeholder text:placeholder-type="text">&lt;contract.subscriber.first_name&gt;</text:placeholder></text:p>
            <text:p text:style-name="P13"><text:placeholder text:placeholder-type="text">&lt;/if&gt;</text:placeholder></text:p>
            <text:p text:style-name="P8"><text:span text:style-name="T9"><text:placeholder text:placeholder-type="text">&lt;if test="not contract.subscriber.is_person"&gt;</text:placeholder></text:span><text:span text:style-name="T9"><text:s/></text:span><text:span text:style-name="T9"><text:placeholder text:placeholder-type="text">&lt;contract.subscriber.full_name&gt;</text:placeholder></text:span><text:span text:style-name="T9"><text:placeholder text:placeholder-type="text">&lt;/if&gt;</text:placeholder></text:span></text:p>
            <text:p text:style-name="P12"/>
          </table:table-cell>
          <table:table-cell table:style-name="Tableau5.C3" office:value-type="string">
            <text:p text:style-name="P14"><text:placeholder text:placeholder-type="text">&lt;if test="contract.subscriber.is_person"&gt;</text:placeholder></text:p>
            <text:p text:style-name="P14"><text:placeholder text:placeholder-type="text">&lt;contract.subscriber.birth_name&gt;</text:placeholder></text:p>
            <text:p text:style-name="P79"><text:placeholder text:placeholder-type="text">&lt;/if&gt;</text:placeholder></text:p>
          </table:table-cell>
          <table:table-cell table:style-name="Tableau5.D3" office:value-type="string">
            <text:p text:style-name="P45"><text:placeholder text:placeholder-type="text">&lt;if test="contract.subscriber.birth_date"&gt;</text:placeholder></text:p>
            <text:p text:style-name="P45"><text:placeholder text:placeholder-type="text">&lt;format_date(contract.subscriber.birth_date, Party.lang)&gt;</text:placeholder></text:p>
            <text:p text:style-name="P45"><text:placeholder text:placeholder-type="text">&lt;/if&gt;</text:placeholder></text:p>
          </table:table-cell>
          <table:table-cell table:style-name="Tableau5.E2" office:value-type="string">
            <text:p text:style-name="P65"><text:placeholder text:placeholder-type="text">&lt;if test="contract.get_contract_address(contract.start_date).full_address"&gt;</text:placeholder></text:p>
            <text:p text:style-name="P65"><text:placeholder text:placeholder-type="text">&lt;for each="line in contract.get_contract_address(contract.start_date).full_address.split('\n')"&gt;</text:placeholder></text:p>
            <text:p text:style-name="P65"><text:placeholder text:placeholder-type="text">&lt;line&gt;</text:placeholder></text:p>
            <text:p text:style-name="P65"><text:placeholder text:placeholder-type="text">&lt;/for&gt;</text:placeholder></text:p>
            <text:p text:style-name="P65"><text:placeholder text:placeholder-type="text">&lt;/if&gt;</text:placeholder></text:p>
          </table:table-cell>
        </table:table-row>
      </table:table>
      <text:p text:style-name="P199"><text:span text:style-name="T5"><text:placeholder text:placeholder-type="text">&lt;if test="len(contract.subscriber.contact_mechanisms) &gt; 0"&gt;</text:placeholder></text:span></text:p>
      <text:p text:style-name="P199"><text:span text:style-name="T5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1">Moyens de contact</text:p>
          </table:table-cell>
        </table:table-row>
        <table:table-row table:style-name="Table3.2">
          <table:table-cell table:style-name="Table3.A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206"><text:placeholder text:placeholder-type="text">&lt;for each="contact in contract.subscriber.contact_mechanisms"&gt;</text:placeholder>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206"><text:span text:style-name="T38"><text:placeholder text:placeholder-type="text">&lt;contact.type_string&gt;</text:placeholder></text:span></text:p>
                </table:table-cell>
                <table:table-cell table:style-name="Table4.A1" office:value-type="string">
                  <text:p text:style-name="P206"><text:placeholder text:placeholder-type="text">&lt;contact.value&gt;</text:placeholder></text:p>
                </table:table-cell>
              </table:table-row>
              <table:table-row>
                <table:table-cell table:style-name="Table4.A1" table:number-columns-spanned="2" office:value-type="string">
                  <text:p text:style-name="P204"><text:placeholder text:placeholder-type="text">&lt;/for&gt;</text:placeholder></text:p>
                </table:table-cell>
                <table:covered-table-cell/>
              </table:table-row>
            </table:table>
            <text:p text:style-name="P211"/>
          </table:table-cell>
        </table:table-row>
      </table:table>
      <text:p text:style-name="P193"><text:span text:style-name="T9"><text:placeholder text:placeholder-type="text">&lt;/if&gt;</text:placeholder></text:span></text:p>
      <text:p text:style-name="P199"><text:span text:style-name="T5"><text:placeholder text:placeholder-type="text">&lt;if test="len(contract.subscriber.identifiers) &gt; 0"&gt;</text:placeholder></text:span></text:p>
      <text:p text:style-name="P199"><text:span text:style-name="T5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1">Identifiants</text:p>
          </table:table-cell>
        </table:table-row>
        <table:table-row table:style-name="Table5.1">
          <table:table-cell table:style-name="Table5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table:number-columns-spanned="2" office:value-type="string">
                  <text:p text:style-name="P204"><text:placeholder text:placeholder-type="text">&lt;for each="identifier in contract.subscriber.identifiers"&gt;</text:placeholder></text:p>
                </table:table-cell>
                <table:covered-table-cell/>
              </table:table-row>
              <table:table-row>
                <table:table-cell table:style-name="Table6.A1" office:value-type="string">
                  <text:p text:style-name="P204"><text:span text:style-name="T38"><text:placeholder text:placeholder-type="text">&lt;identifier.type&gt;</text:placeholder></text:span></text:p>
                </table:table-cell>
                <table:table-cell table:style-name="Table6.A1" office:value-type="string">
                  <text:p text:style-name="P205"><text:placeholder text:placeholder-type="text">&lt;identifier.code&gt;</text:placeholder></text:p>
                </table:table-cell>
              </table:table-row>
              <table:table-row>
                <table:table-cell table:style-name="Table6.A1" table:number-columns-spanned="2" office:value-type="string">
                  <text:p text:style-name="P204"><text:placeholder text:placeholder-type="text">&lt;/for&gt;</text:placeholder></text:p>
                </table:table-cell>
                <table:covered-table-cell/>
              </table:table-row>
            </table:table>
            <text:p text:style-name="P211"/>
          </table:table-cell>
        </table:table-row>
      </table:table>
      <text:p text:style-name="P193"><text:span text:style-name="T9"><text:placeholder text:placeholder-type="text">&lt;/if&gt;</text:placeholder></text:span></text:p>
      <text:p text:style-name="P193"><text:span text:style-name="T9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ext:soft-page-break/>
        <table:table-row table:style-name="Tableau1.1">
          <table:table-cell table:style-name="Tableau1.A1" table:number-columns-spanned="6" office:value-type="string">
            <text:p text:style-name="P37">Assuré<text:span text:style-name="T33">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55">Code</text:p>
          </table:table-cell>
          <table:table-cell table:style-name="Tableau1.A2" office:value-type="string">
            <text:p text:style-name="P155">Nom</text:p>
          </table:table-cell>
          <table:table-cell table:style-name="Tableau1.A2" office:value-type="string">
            <text:p text:style-name="P155">Date de naissance</text:p>
          </table:table-cell>
          <table:table-cell table:style-name="Tableau1.A2" office:value-type="string">
            <text:p text:style-name="P156">Adresse</text:p>
          </table:table-cell>
          <table:table-cell table:style-name="Tableau1.A2" office:value-type="string">
            <text:p text:style-name="P158">Données complémentaires</text:p>
          </table:table-cell>
          <table:table-cell table:style-name="Tableau1.F2" office:value-type="string">
            <text:p text:style-name="P159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6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5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<text:s/><text:placeholder text:placeholder-type="text">&lt;covered_element.party.name&gt;</text:placeholder><text:s/><text:placeholder text:placeholder-type="text">&lt;covered_element.party.first_name&gt;</text:placeholder></text:p>
          </table:table-cell>
          <table:table-cell table:style-name="Tableau1.C4" office:value-type="string">
            <text:p text:style-name="P15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7"><text:placeholder text:placeholder-type="text">&lt;for each="contact in contract.get_contacts(date=contract.start_date,type_='covered_party')"&gt;</text:placeholder></text:p>
            <text:p text:style-name="P57"><text:placeholder text:placeholder-type="text">&lt;if test="contact.address and contact.party == covered_element.party"&gt;</text:placeholder></text:p>
            <text:p text:style-name="P57"><text:placeholder text:placeholder-type="text">&lt;for each="line in contact.address.full_address.split('\n')"&gt;</text:placeholder></text:p>
            <text:p text:style-name="P57"><text:placeholder text:placeholder-type="text">&lt;line&gt;</text:placeholder></text:p>
            <text:p text:style-name="P57"><text:placeholder text:placeholder-type="text">&lt;/for&gt;</text:placeholder></text:p>
            <text:p text:style-name="P57"><text:placeholder text:placeholder-type="text">&lt;/if&gt;</text:placeholder></text:p>
            <text:p text:style-name="P57"><text:placeholder text:placeholder-type="text">&lt;/for&gt;</text:placeholder></text:p>
          </table:table-cell>
          <table:table-cell table:style-name="Tableau1.E4" office:value-type="string">
            <text:p text:style-name="P86"><text:placeholder text:placeholder-type="text">&lt;if test="covered_element.current_extra_data_string.values"&gt;</text:placeholder></text:p>
            <text:p text:style-name="P86"><text:placeholder text:placeholder-type="text">&lt;for each="(cle,value) in covered_element.current_extra_data_string.items()"&gt;</text:placeholder></text:p>
            <text:p text:style-name="P86"><text:span text:style-name="T38"><text:placeholder text:placeholder-type="text">&lt;cle&gt;</text:placeholder></text:span> : <text:placeholder text:placeholder-type="text">&lt;value&gt;</text:placeholder></text:p>
            <text:p text:style-name="P69"><text:placeholder text:placeholder-type="text">&lt;/for&gt;</text:placeholder></text:p>
            <text:p text:style-name="P69"><text:placeholder text:placeholder-type="text">&lt;/if&gt;</text:placeholder></text:p>
            <text:p text:style-name="P88"><text:placeholder text:placeholder-type="text">&lt;if test="covered_element.party.extra_data.values"&gt;</text:placeholder></text:p>
            <text:p text:style-name="P88"><text:placeholder text:placeholder-type="text">&lt;for each="(cle,value) in covered_element.party.extra_data_string.items()"&gt;</text:placeholder></text:p>
            <text:p text:style-name="P88"><text:span text:style-name="T38"><text:placeholder text:placeholder-type="text">&lt;cle&gt;</text:placeholder></text:span> : <text:placeholder text:placeholder-type="text">&lt;value&gt;</text:placeholder></text:p>
            <text:p text:style-name="P80"><text:placeholder text:placeholder-type="text">&lt;/for&gt;</text:placeholder></text:p>
            <text:p text:style-name="P80"><text:placeholder text:placeholder-type="text">&lt;/if&gt;</text:placeholder></text:p>
          </table:table-cell>
          <table:table-cell table:style-name="Tableau1.F4" office:value-type="string">
            <text:p text:style-name="P85"><text:placeholder text:placeholder-type="text">&lt;for each="relation in covered_element.party.relations"&gt;</text:placeholder></text:p>
            <text:p text:style-name="P85"><text:placeholder text:placeholder-type="text">&lt;relation.rec_name&gt;</text:placeholder></text:p>
            <text:p text:style-name="P56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7" office:value-type="string">
            <text:p text:style-name="P42">Pai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9"/>
            <text:p text:style-name="P169">Mode de paiement</text:p>
          </table:table-cell>
          <table:table-cell table:style-name="Tableau2.B2" office:value-type="string">
            <text:p text:style-name="P169"/>
            <text:p text:style-name="P169">Payeur</text:p>
          </table:table-cell>
          <table:table-cell table:style-name="Tableau2.C2" table:number-columns-spanned="3" office:value-type="string">
            <text:p text:style-name="P66"/>
            <text:p text:style-name="P149">Données bancaires</text:p>
          </table:table-cell>
          <table:covered-table-cell/>
          <table:covered-table-cell/>
          <table:table-cell table:style-name="Tableau2.F2" table:number-columns-spanned="2" office:value-type="string">
            <text:p text:style-name="P66"/>
            <text:p text:style-name="P149">Mandat SEPA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7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8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66">Banque</text:p>
          </table:table-cell>
          <table:table-cell table:style-name="Tableau2.D3" office:value-type="string">
            <text:p text:style-name="P166">BIC</text:p>
          </table:table-cell>
          <table:table-cell table:style-name="Tableau2.E3" office:value-type="string">
            <text:p text:style-name="P166">IBAN</text:p>
          </table:table-cell>
          <table:table-cell table:style-name="Tableau2.F3" office:value-type="string">
            <text:p text:style-name="P166">Etat</text:p>
          </table:table-cell>
          <table:table-cell table:style-name="Tableau2.G3" office:value-type="string">
            <text:p text:style-name="P166">Jour de <text:span text:style-name="T34">prélèvement</text:span>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89"><text:placeholder text:placeholder-type="text">&lt;if test="bool(contract.billing_information.billing_mode.direct_debit)"&gt;</text:placeholder></text:p>
            <text:p text:style-name="P54"><text:s/><text:placeholder text:placeholder-type="text">&lt;if test="contract.billing_information.direct_debit_account"&gt;</text:placeholder></text:p>
            <text:p text:style-name="P53"><text:placeholder text:placeholder-type="text">&lt;contract.billing_information.direct_debit_account.bank.party.name&gt;</text:placeholder></text:p>
            <text:p text:style-name="P53"><text:placeholder text:placeholder-type="text">&lt;/if&gt;</text:placeholder></text:p>
            <text:p text:style-name="P54"><text:placeholder text:placeholder-type="text">&lt;/if&gt;</text:placeholder></text:p>
          </table:table-cell>
          <table:table-cell table:style-name="Tableau2.D4" office:value-type="string">
            <text:p text:style-name="P90"><text:placeholder text:placeholder-type="text">&lt;if test="bool(contract.billing_information.billing_mode.direct_debit)"&gt;</text:placeholder></text:p>
            <text:p text:style-name="P72"><text:placeholder text:placeholder-type="text">&lt;if test="contract.billing_information.direct_debit_account"&gt;</text:placeholder></text:p>
            <text:p text:style-name="P72"><text:placeholder text:placeholder-type="text">&lt;contract.billing_information.direct_debit_account.bank.bic&gt;</text:placeholder></text:p>
            <text:p text:style-name="P72"><text:placeholder text:placeholder-type="text">&lt;/if&gt;</text:placeholder></text:p>
            <text:p text:style-name="P73"><text:placeholder text:placeholder-type="text">&lt;/if&gt;</text:placeholder></text:p>
          </table:table-cell>
          <table:table-cell table:style-name="Tableau2.E4" office:value-type="string">
            <text:p text:style-name="P90"><text:placeholder text:placeholder-type="text">&lt;if test="bool(contract.billing_information.billing_mode.direct_debit)"&gt;</text:placeholder></text:p>
            <text:p text:style-name="P74"><text:placeholder text:placeholder-type="text">&lt;if test="contract.billing_information.direct_debit_account"&gt;</text:placeholder></text:p>
            <text:p text:style-name="P72"><text:placeholder text:placeholder-type="text">&lt;contract.billing_information.direct_debit_account.number&gt;</text:placeholder></text:p>
            <text:p text:style-name="P72"><text:placeholder text:placeholder-type="text">&lt;/if&gt;</text:placeholder></text:p>
            <text:p text:style-name="P73"><text:placeholder text:placeholder-type="text">&lt;/if&gt;</text:placeholder></text:p>
          </table:table-cell>
          <table:table-cell table:style-name="Tableau2.F4" office:value-type="string">
            <text:p text:style-name="P90"><text:placeholder text:placeholder-type="text">&lt;if test="bool(contract.billing_information.billing_mode.direct_debit)"&gt;</text:placeholder></text:p>
            <text:p text:style-name="P87"><text:placeholder text:placeholder-type="text">&lt;if test="contract.billing_information.sepa_mandate"&gt;</text:placeholder></text:p>
            <text:p text:style-name="P75"><text:placeholder text:placeholder-type="text">&lt;contract.billing_information.sepa_mandate.state&gt;</text:placeholder></text:p>
            <text:p text:style-name="P75"><text:placeholder text:placeholder-type="text">&lt;/if&gt;</text:placeholder></text:p>
            <text:p text:style-name="P76"><text:placeholder text:placeholder-type="text">&lt;/if&gt;</text:placeholder></text:p>
          </table:table-cell>
          <table:table-cell table:style-name="Tableau2.G4" office:value-type="string">
            <text:p text:style-name="P90"><text:placeholder text:placeholder-type="text">&lt;if test="bool(contract.billing_information.billing_mode.direct_debit)"&gt;</text:placeholder></text:p>
            <text:p text:style-name="P75"><text:placeholder text:placeholder-type="text">&lt;contract.billing_information.direct_debit_day&gt;</text:placeholder></text:p>
            <text:p text:style-name="P87"><text:span text:style-name="T41"><text:placeholder text:placeholder-type="text">&lt;/if&gt;</text:placeholder></text:span><text:span text:style-name="T41"><text:s/></text:span></text:p>
          </table:table-cell>
        </table:table-row>
      </table:table>
      <text:p text:style-name="P40"/>
      <text:p text:style-name="P39">Primes</text:p>
      <text:p text:style-name="P108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87">Détail du compt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63">Début</text:p>
          </table:table-cell>
          <table:table-cell table:style-name="Tableau15.A2" office:value-type="string">
            <text:p text:style-name="P163">Fin</text:p>
          </table:table-cell>
          <table:table-cell table:style-name="Tableau15.A2" office:value-type="string">
            <text:p text:style-name="P26"><text:span text:style-name="T29">Montant H</text:span>T</text:p>
          </table:table-cell>
          <table:table-cell table:style-name="Tableau15.A2" office:value-type="string">
            <text:p text:style-name="P26">Taxes</text:p>
          </table:table-cell>
          <table:table-cell table:style-name="Tableau15.A2" office:value-type="string">
            <text:p text:style-name="P26">Frais</text:p>
          </table:table-cell>
          <table:table-cell table:style-name="Tableau15.F2" office:value-type="string">
            <text:p text:style-name="P27">Total</text:p>
          </table:table-cell>
        </table:table-row>
        <table:table-row>
          <table:table-cell table:style-name="Tableau15.F2" table:number-columns-spanned="6" office:value-type="string">
            <text:p text:style-name="P117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6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26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26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26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26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26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27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7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5.F2" table:number-columns-spanned="6" office:value-type="string">
            <text:p text:style-name="P123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2" office:value-type="string">
            <text:p text:style-name="P167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67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67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67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67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68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89"><text:placeholder text:placeholder-type="text">&lt;if test="contract.total_premium_amount"&gt;</text:placeholder></text:p>
            <text:p text:style-name="P43"><text:span text:style-name="T29">T</text:span><text:span text:style-name="T30">otal des primes, taxes et frais inclus :</text:span><text:span text:style-name="T31"><text:placeholder text:placeholder-type="text">&lt;format_currency(contract.total_premium_amount, Party.lang, contract.currency)&gt;</text:placeholder></text:span></text:p>
            <text:p text:style-name="P1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8"><text:placeholder text:placeholder-type="text">&lt;/if&gt;</text:placeholder></text:p>
      <text:p text:style-name="P109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88">Détail du compta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8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65">Element couvert</text:p>
          </table:table-cell>
          <table:table-cell table:style-name="Tableau16.A4" office:value-type="string">
            <text:p text:style-name="P165">Garantie</text:p>
          </table:table-cell>
          <table:table-cell table:style-name="Tableau16.A4" office:value-type="string">
            <text:p text:style-name="P165">Date de fin</text:p>
          </table:table-cell>
          <table:table-cell table:style-name="Tableau16.A4" office:value-type="string">
            <text:p text:style-name="P165">Tarif HT</text:p>
          </table:table-cell>
          <table:table-cell table:style-name="Tableau16.A4" office:value-type="string">
            <text:p text:style-name="P165">Tarif TTC</text:p>
          </table:table-cell>
          <table:table-cell table:style-name="Tableau16.A4" office:value-type="string">
            <text:p text:style-name="P164">Minoration / Majoration</text:p>
          </table:table-cell>
          <table:table-cell table:style-name="Tableau16.G4" office:value-type="string">
            <text:p text:style-name="P148">Exclusion</text:p>
          </table:table-cell>
        </table:table-row>
        <table:table-row>
          <table:table-cell table:style-name="Tableau16.A2" table:number-columns-spanned="7" office:value-type="string">
            <text:p text:style-name="P122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3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1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18"><text:placeholder text:placeholder-type="text">&lt;if test="line.covered_element"&gt;</text:placeholder></text:p>
            <text:p text:style-name="P118"><text:placeholder text:placeholder-type="text">&lt;line.covered_element.rec_name&gt;</text:placeholder></text:p>
            <text:p text:style-name="P118"><text:placeholder text:placeholder-type="text">&lt;/if&gt;</text:placeholder></text:p>
          </table:table-cell>
          <table:table-cell table:style-name="Tableau16.A8" office:value-type="string">
            <text:p text:style-name="P120"><text:placeholder text:placeholder-type="text">&lt;if test="line.description"&gt;</text:placeholder></text:p>
            <text:p text:style-name="P120"><text:placeholder text:placeholder-type="text">&lt;line.description&gt;</text:placeholder></text:p>
            <text:p text:style-name="P102"><text:placeholder text:placeholder-type="text">&lt;/if&gt;</text:placeholder></text:p>
          </table:table-cell>
          <table:table-cell table:style-name="Tableau16.A8" office:value-type="string">
            <text:p text:style-name="P120"><text:placeholder text:placeholder-type="text">&lt;if test="line.coverage_end"&gt;</text:placeholder></text:p>
            <text:p text:style-name="P120"><text:placeholder text:placeholder-type="text">&lt;line.coverage_end&gt;</text:placeholder></text:p>
            <text:p text:style-name="P102"><text:placeholder text:placeholder-type="text">&lt;/if&gt;</text:placeholder></text:p>
          </table:table-cell>
          <table:table-cell table:style-name="Tableau16.A8" office:value-type="string">
            <text:p text:style-name="P124"><text:placeholder text:placeholder-type="text">&lt;if test="line.amount"&gt;</text:placeholder></text:p>
            <text:p text:style-name="P106"><text:placeholder text:placeholder-type="text">&lt;format_currency(line.amount, Party.lang, contract.currency)&gt;</text:placeholder></text:p>
            <text:p text:style-name="P101"><text:placeholder text:placeholder-type="text">&lt;/if&gt;</text:placeholder></text:p>
          </table:table-cell>
          <table:table-cell table:style-name="Tableau16.A8" office:value-type="string">
            <text:p text:style-name="P125"><text:placeholder text:placeholder-type="text">&lt;if test="line.taxes"&gt;</text:placeholder></text:p>
            <text:p text:style-name="P130"><text:placeholder text:placeholder-type="text">&lt;setVar('sum_tax',0)&gt;</text:placeholder></text:p>
            <text:p text:style-name="P130"><text:placeholder text:placeholder-type="text">&lt;setVar('total',line.amount)&gt;</text:placeholder></text:p>
            <text:p text:style-name="P130"><text:placeholder text:placeholder-type="text">&lt;for each="taxe in line.taxes"&gt;</text:placeholder></text:p>
            <text:p text:style-name="P130"><text:placeholder text:placeholder-type="text">&lt;setVar('sum_tax',(taxe.rate*line.amount))&gt;</text:placeholder></text:p>
            <text:p text:style-name="P130"><text:placeholder text:placeholder-type="text">&lt;setVar('total',getVar('sum_tax')+getVar('total'))&gt;</text:placeholder></text:p>
            <text:p text:style-name="P129"><text:placeholder text:placeholder-type="text">&lt;/for&gt;</text:placeholder></text:p>
            <text:p text:style-name="P133"><text:placeholder text:placeholder-type="text">&lt;format_currency(getVar('total'), Party.lang, contract.currency)&gt;</text:placeholder></text:p>
            <text:p text:style-name="P132"><text:soft-page-break/><text:placeholder text:placeholder-type="text">&lt;/if&gt;</text:placeholder></text:p>
            <text:p text:style-name="P131"><text:placeholder text:placeholder-type="text">&lt;if test="not line.taxes"&gt;</text:placeholder></text:p>
            <text:p text:style-name="P107"><text:placeholder text:placeholder-type="text">&lt;format_currency(line.amount, Party.lang, contract.currency)&gt;</text:placeholder></text:p>
            <text:p text:style-name="P130"><text:placeholder text:placeholder-type="text">&lt;/if&gt;</text:placeholder></text:p>
          </table:table-cell>
          <table:table-cell table:style-name="Tableau16.A8" office:value-type="string">
            <text:p text:style-name="P70"><text:placeholder text:placeholder-type="text">&lt;if test="getattr(line.detail.option,'extra_premiums',None)"&gt;</text:placeholder></text:p>
            <text:p text:style-name="P70"><text:placeholder text:placeholder-type="text">&lt;for each="surprime in line.detail.option.extra_premiums"&gt;</text:placeholder></text:p>
            <text:p text:style-name="P70"><text:placeholder text:placeholder-type="text">&lt;if test="surprime.is_discount"&gt;</text:placeholder><text:span text:style-name="T40">Minoration: </text:span><text:placeholder text:placeholder-type="text">&lt;surprime.rec_name&gt;</text:placeholder><text:s/>- <text:placeholder text:placeholder-type="text">&lt;surprime.motive.rec_name&gt;</text:placeholder></text:p>
            <text:p text:style-name="P70"><text:placeholder text:placeholder-type="text">&lt;if test="surprime.end_date"&gt;</text:placeholder><text:soft-page-break/><text:s/>- <text:span text:style-name="T40">jusqu’à: </text:span><text:placeholder text:placeholder-type="text">&lt;surprime.end_date&gt;</text:placeholder></text:p>
            <text:p text:style-name="P70"><text:placeholder text:placeholder-type="text">&lt;/if&gt;</text:placeholder></text:p>
            <text:p text:style-name="P70"><text:placeholder text:placeholder-type="text">&lt;/if&gt;</text:placeholder></text:p>
            <text:p text:style-name="P70"><text:placeholder text:placeholder-type="text">&lt;if test="not surprime.is_discount"&gt;</text:placeholder><text:s/><text:span text:style-name="T40">Majoration</text:span><text:span text:style-name="T39"> </text:span><text:span text:style-name="T21">: </text:span><text:placeholder text:placeholder-type="text">&lt;surprime.rec_name&gt;</text:placeholder><text:s/>- <text:placeholder text:placeholder-type="text">&lt;surprime.motive.rec_name&gt;</text:placeholder></text:p>
            <text:p text:style-name="P70"><text:placeholder text:placeholder-type="text">&lt;if test="surprime.end_date"&gt;</text:placeholder><text:s/>- <text:span text:style-name="T40">jusqu’à: </text:span><text:placeholder text:placeholder-type="text">&lt;surprime.end_date&gt;</text:placeholder></text:p>
            <text:p text:style-name="P70"><text:placeholder text:placeholder-type="text">&lt;/if&gt;</text:placeholder></text:p>
            <text:p text:style-name="P70"><text:placeholder text:placeholder-type="text">&lt;/if&gt;</text:placeholder></text:p>
            <text:p text:style-name="P70"><text:placeholder text:placeholder-type="text">&lt;/for&gt;</text:placeholder></text:p>
            <text:p text:style-name="P70"><text:placeholder text:placeholder-type="text">&lt;/if&gt;</text:placeholder></text:p>
          </table:table-cell>
          <table:table-cell table:style-name="Tableau16.A2" office:value-type="string">
            <text:p text:style-name="P71"><text:placeholder text:placeholder-type="text">&lt;if test="getattr(line.detail.option,'exclusions',None)"&gt;</text:placeholder></text:p>
            <text:p text:style-name="P71"><text:placeholder text:placeholder-type="text">&lt;for each="exclusion in line.detail.option.exclusions"&gt;</text:placeholder></text:p>
            <text:p text:style-name="P71"><text:span text:style-name="T27">Exclusion : </text:span><text:placeholder text:placeholder-type="text">&lt;exclusion.code&gt;</text:placeholder></text:p>
            <text:p text:style-name="P71"><text:placeholder text:placeholder-type="text">&lt;/for&gt;</text:placeholder></text:p>
            <text:p text:style-name="P71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8"><text:placeholder text:placeholder-type="text">&lt;/if&gt;</text:placeholder></text:p>
      <text:p text:style-name="P58"><text:placeholder text:placeholder-type="text">&lt;choose&gt;</text:placeholder></text:p>
      <text:p text:style-name="P58"><text:placeholder text:placeholder-type="text">&lt;when test="len(getattr(contract,  'used_loans', [])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ext:soft-page-break/>
        <table:table-row table:style-name="Tableau3.1">
          <table:table-cell table:style-name="Tableau3.A1" table:number-columns-spanned="3" office:value-type="string">
            <text:p text:style-name="P34">Liste des prêts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2">N<text:span text:style-name="T13">°</text:span></text:p>
          </table:table-cell>
          <table:table-cell table:style-name="Tableau3.A2" table:number-rows-spanned="2" office:value-type="string">
            <text:p text:style-name="P24">Type</text:p>
          </table:table-cell>
          <table:table-cell table:style-name="Tableau3.A2" table:number-rows-spanned="2" table:number-columns-spanned="2" office:value-type="string">
            <text:p text:style-name="P140">Capital</text:p>
          </table:table-cell>
          <table:covered-table-cell/>
          <table:table-cell table:style-name="Tableau3.A2" table:number-rows-spanned="2" office:value-type="string">
            <text:p text:style-name="P140">Durée <text:span text:style-name="T24">totale</text:span></text:p>
          </table:table-cell>
          <table:table-cell table:style-name="Tableau3.F2" table:number-columns-spanned="3" office:value-type="string">
            <text:p text:style-name="P140">Remboursement<text:span text:style-name="T14">s</text:span></text:p>
          </table:table-cell>
          <table:covered-table-cell/>
          <table:covered-table-cell/>
          <table:table-cell table:style-name="Tableau3.I2" table:number-rows-spanned="2" office:value-type="string">
            <text:p text:style-name="P140">Différé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53">Montant</text:p>
          </table:table-cell>
          <table:table-cell table:style-name="Tableau3.A2" office:value-type="string">
            <text:p text:style-name="P153">Durée</text:p>
          </table:table-cell>
          <table:table-cell table:style-name="Tableau3.A2" office:value-type="string">
            <text:p text:style-name="P153">Taux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58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6"><text:placeholder text:placeholder-type="text">&lt;pret.order&gt;</text:placeholder></text:p>
          </table:table-cell>
          <table:table-cell table:style-name="Tableau3.B5" office:value-type="string">
            <text:p text:style-name="P46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6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6"><text:placeholder text:placeholder-type="text">&lt;pret.duration&gt;</text:placeholder><text:s/><text:span text:style-name="T19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6"><text:placeholder text:placeholder-type="text">&lt;for each="increment in pret.increments"&gt;</text:placeholder></text:p>
            <text:p text:style-name="P46"><text:placeholder text:placeholder-type="text">&lt;format_currency(increment.payment_amount, Party.lang, pret.currency)&gt;</text:placeholder></text:p>
            <text:p text:style-name="P46"><text:placeholder text:placeholder-type="text">&lt;/for&gt;</text:placeholder></text:p>
          </table:table-cell>
          <table:table-cell table:style-name="Tableau3.G5" office:value-type="string">
            <text:p text:style-name="P46"><text:placeholder text:placeholder-type="text">&lt;for each="increment in pret.increments"&gt;</text:placeholder></text:p>
            <text:p text:style-name="P46"><text:placeholder text:placeholder-type="text">&lt;increment.number_of_payments&gt;</text:placeholder></text:p>
            <text:p text:style-name="P46"><text:placeholder text:placeholder-type="text">&lt;/for&gt;</text:placeholder></text:p>
          </table:table-cell>
          <table:table-cell table:style-name="Tableau3.H5" office:value-type="string">
            <text:p text:style-name="P46"><text:placeholder text:placeholder-type="text">&lt;for each="increment in pret.increments"&gt;</text:placeholder></text:p>
            <text:p text:style-name="P46"><text:placeholder text:placeholder-type="text">&lt;format_number(increment.rate * 100, Party.lang)&gt;</text:placeholder> %</text:p>
            <text:p text:style-name="P46"><text:placeholder text:placeholder-type="text">&lt;/for&gt;</text:placeholder></text:p>
          </table:table-cell>
          <table:table-cell table:style-name="Tableau3.I5" office:value-type="string">
            <text:p text:style-name="P46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5">Liste des garanties <text:span text:style-name="T20">par prêt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3">N<text:span text:style-name="T20">° Prêt</text:span></text:p>
          </table:table-cell>
          <table:table-cell table:style-name="Tableau4.A2" table:number-rows-spanned="2" office:value-type="string">
            <text:p text:style-name="P25">Element couvert</text:p>
          </table:table-cell>
          <table:table-cell table:style-name="Tableau4.A2" table:number-rows-spanned="2" office:value-type="string">
            <text:p text:style-name="P144">Garantie</text:p>
          </table:table-cell>
          <table:table-cell table:style-name="Tableau4.D2" table:number-columns-spanned="4" office:value-type="string">
            <text:p text:style-name="P139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43">D<text:span text:style-name="T25">ate de fin</text:span></text:p>
          </table:table-cell>
          <table:table-cell table:style-name="Tableau4.I2" table:number-rows-spanned="2" office:value-type="string">
            <text:p text:style-name="P145">Minoration / Majoration / <text:span text:style-name="T26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52">Quotité</text:p>
          </table:table-cell>
          <table:table-cell table:style-name="Tableau4.E3" table:number-columns-spanned="2" office:value-type="string">
            <text:p text:style-name="P151">Assuré</text:p>
          </table:table-cell>
          <table:covered-table-cell/>
          <table:table-cell table:style-name="Tableau4.G3" office:value-type="string">
            <text:p text:style-name="P152">Initial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81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59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82"><text:placeholder text:placeholder-type="text">&lt;quotite.loan.order&gt;</text:placeholder></text:p>
          </table:table-cell>
          <table:table-cell table:style-name="Tableau4.B6" office:value-type="string">
            <text:p text:style-name="P83"><text:placeholder text:placeholder-type="text">&lt;quotite.person.full_name&gt;</text:placeholder></text:p>
          </table:table-cell>
          <table:table-cell table:style-name="Tableau4.C6" office:value-type="string">
            <text:p text:style-name="P47"><text:placeholder text:placeholder-type="text">&lt;quotite.option.coverage.rec_name&gt;</text:placeholder><text:span text:style-name="T16"><text:placeholder text:placeholder-type="text">&lt;for each="(key,value) in quotite.option.current_extra_data_string.items()"&gt;</text:placeholder></text:span><text:span text:style-name="T16"><text:placeholder text:placeholder-type="text">&lt;if test="key.startswith("franchise")"&gt;</text:placeholder></text:span><text:span text:style-name="T16"><text:s/></text:span><text:span text:style-name="T16"><text:placeholder text:placeholder-type="text">&lt;value&gt;</text:placeholder></text:span><text:span text:style-name="T16"><text:placeholder text:placeholder-type="text">&lt;/if&gt;</text:placeholder></text:span><text:span text:style-name="T16"><text:placeholder text:placeholder-type="text">&lt;if test="key.startswith("rachat") and value == True"&gt;</text:placeholder></text:span><text:span text:style-name="T16"><text:s/>Rachat exclusions</text:span><text:span text:style-name="T16"><text:placeholder text:placeholder-type="text">&lt;/if&gt;</text:placeholder></text:span><text:span text:style-name="T16"><text:placeholder text:placeholder-type="text">&lt;/for&gt;</text:placeholder></text:span></text:p>
          </table:table-cell>
          <table:table-cell table:style-name="Tableau4.D6" office:value-type="string">
            <text:p text:style-name="P84"><text:placeholder text:placeholder-type="text">&lt;"%.2f %%" % (quotite.share * 100)&gt;</text:placeholder></text:p>
            <text:p text:style-name="P52"/>
          </table:table-cell>
          <table:table-cell table:style-name="Tableau4.E6" table:number-columns-spanned="2" office:value-type="string">
            <text:p text:style-name="P47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2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7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59"><text:placeholder text:placeholder-type="text">&lt;for each="surprime in quotite.option.extra_premiums"&gt;</text:placeholder></text:p>
            <text:p text:style-name="P59"><text:placeholder text:placeholder-type="text">&lt;if test="surprime.is_discount"&gt;</text:placeholder><text:span text:style-name="T21">Minoration 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2">jusqu'au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1">Majoration 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2">jusqu'au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59"><text:placeholder text:placeholder-type="text">&lt;/for&gt;</text:placeholder></text:p>
            <text:p text:style-name="P59"><text:placeholder text:placeholder-type="text">&lt;for each="exclusion in quotite.option.exclusions"&gt;</text:placeholder></text:p>
            <text:p text:style-name="P59"><text:span text:style-name="T27">Exclusion : </text:span><text:placeholder text:placeholder-type="text">&lt;exclusion.code&gt;</text:placeholder></text:p>
            <text:p text:style-name="P59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6"><text:placeholder text:placeholder-type="text">&lt;/when&gt;</text:placeholder></text:p>
      <text:p text:style-name="P137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6">Liste des garanties</text:p>
          </table:table-cell>
          <table:table-cell table:style-name="Tableau6.A1" office:value-type="string">
            <text:p text:style-name="P177"/>
          </table:table-cell>
        </table:table-row>
        <table:table-row>
          <table:table-cell table:style-name="Tableau6.A2" office:value-type="string">
            <text:p text:style-name="P177">Garanties</text:p>
          </table:table-cell>
          <table:table-cell table:style-name="Tableau6.B2" office:value-type="string">
            <text:p text:style-name="P177">Montants</text:p>
          </table:table-cell>
        </table:table-row>
        <table:table-row>
          <table:table-cell table:style-name="Tableau6.B2" table:number-columns-spanned="2" office:value-type="string">
            <text:p text:style-name="P99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60"><text:placeholder text:placeholder-type="text">&lt;option.coverage.extra_data.get('libelle_long_garantie',option.coverage.rec_name)&gt;</text:placeholder><text:s text:c="2"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8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9"><text:placeholder text:placeholder-type="text">&lt;/for&gt;</text:placeholder></text:p>
          </table:table-cell>
          <table:covered-table-cell/>
        </table:table-row>
      </table:table>
      <text:p text:style-name="P60"><text:placeholder text:placeholder-type="text">&lt;/otherwise&gt;</text:placeholder></text:p>
      <text:p text:style-name="P136"><text:placeholder text:placeholder-type="text">&lt;/choose&gt;</text:placeholder></text:p>
      <text:p text:style-name="P112"><text:placeholder text:placeholder-type="text">&lt;for each="garantie in contract.covered_elements[0].options"&gt;</text:placeholder></text:p>
      <text:p text:style-name="P113"><text:placeholder text:placeholder-type="text">&lt;choose&gt;</text:placeholder></text:p>
      <text:p text:style-name="P112"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>
          <table:table-cell table:style-name="Tableau7.A1" office:value-type="string">
            <text:p text:style-name="P182">Bénéficiaires</text:p>
          </table:table-cell>
          <table:table-cell table:style-name="Tableau7.A1" table:number-columns-spanned="3" office:value-type="string">
            <text:p text:style-name="P171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41">Désignation</text:p>
          </table:table-cell>
          <table:covered-table-cell/>
          <table:table-cell table:style-name="Tableau7.C2" office:value-type="string">
            <text:p text:style-name="P142">Nature</text:p>
          </table:table-cell>
          <table:table-cell table:style-name="Tableau7.C2" office:value-type="string">
            <text:p text:style-name="P141">Adresse</text:p>
          </table:table-cell>
        </table:table-row>
        <table:table-row>
          <table:table-cell table:style-name="Tableau7.A3" table:number-columns-spanned="4" office:value-type="string">
            <text:p text:style-name="P61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1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9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51"><text:span text:style-name="T23">Acceptant :</text:span><text:placeholder text:placeholder-type="text">&lt;if test="beneficiaire.accepting"&gt;</text:placeholder>V<text:span text:style-name="T32">rai</text:span><text:span text:style-name="T32"><text:placeholder text:placeholder-type="text">&lt;/if&gt;</text:placeholder></text:span><text:span text:style-name="T32"> </text:span><text:placeholder text:placeholder-type="text">&lt;if test="not beneficiaire.accepting"&gt;</text:placeholder><text:span text:style-name="T32">Faux</text:span><text:span text:style-name="T32"><text:placeholder text:placeholder-type="text">&lt;/if&gt;</text:placeholder></text:span></text:p>
          </table:table-cell>
          <table:table-cell table:style-name="Tableau7.D5" office:value-type="string">
            <text:p text:style-name="P49"><text:placeholder text:placeholder-type="text">&lt;if test="beneficiaire.address"&gt;</text:placeholder></text:p>
            <text:p text:style-name="P49"><text:placeholder text:placeholder-type="text">&lt;for each="line in beneficiaire.address.full_address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  <text:p text:style-name="P49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3"/>
      <text:p text:style-name="P10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83"><text:span text:style-name="T15">Clause</text:span> Bénéficiaire</text:p>
          </table:table-cell>
          <table:table-cell table:style-name="Tableau8.B1" office:value-type="string">
            <text:p text:style-name="P172"/>
          </table:table-cell>
        </table:table-row>
        <table:table-row>
          <table:table-cell table:style-name="Tableau8.A2" table:number-columns-spanned="2" office:value-type="string">
            <text:p text:style-name="P146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2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2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50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2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2"><text:placeholder text:placeholder-type="text">&lt;/for&gt;</text:placeholder></text:p>
          </table:table-cell>
          <table:covered-table-cell/>
        </table:table-row>
      </table:table>
      <text:p text:style-name="P63"><text:placeholder text:placeholder-type="text">&lt;/when&gt;</text:placeholder></text:p>
      <text:p text:style-name="P115"><text:placeholder text:placeholder-type="text">&lt;when test="len(getattr(garantie, 'beneficiaries', []))== 0 and getattr(garantie,'beneficiary_clause',None)"&gt;</text:placeholder></text:p>
      <text:p text:style-name="P115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84"><text:span text:style-name="T15">Clause</text:span> Bénéficiaire</text:p>
          </table:table-cell>
          <table:table-cell table:style-name="Tableau13.B1" office:value-type="string">
            <text:p text:style-name="P175"/>
          </table:table-cell>
        </table:table-row>
        <table:table-row>
          <table:table-cell table:style-name="Tableau13.A2" table:number-columns-spanned="2" office:value-type="string">
            <text:p text:style-name="P147">Clause</text:p>
          </table:table-cell>
          <table:covered-table-cell/>
        </table:table-row>
        <table:table-row>
          <table:table-cell table:style-name="Tableau13.A3" table:number-columns-spanned="2" office:value-type="string">
            <text:p text:style-name="P78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13.A5" table:number-columns-spanned="2" office:value-type="string">
            <text:p text:style-name="P78"><text:placeholder text:placeholder-type="text">&lt;if test="getattr(garantie, 'beneficiary_clause', None)"&gt;</text:placeholder></text:p>
          </table:table-cell>
          <table:covered-table-cell/>
        </table:table-row>
        <table:table-row>
          <table:table-cell table:style-name="Tableau13.A5" table:number-columns-spanned="2" office:value-type="string">
            <text:p text:style-name="P78"><text:placeholder text:placeholder-type="text">&lt;if test="getattr(garantie, 'beneficiary_clause_text', None)"&gt;</text:placeholder></text:p>
          </table:table-cell>
          <table:covered-table-cell/>
        </table:table-row>
        <table:table-row>
          <table:table-cell table:style-name="Tableau13.A6" table:number-columns-spanned="2" office:value-type="string">
            <text:p text:style-name="P78"><text:placeholder text:placeholder-type="text">&lt;garantie.beneficiary_clause_text&gt;</text:placeholder></text:p>
          </table:table-cell>
          <table:covered-table-cell/>
        </table:table-row>
        <table:table-row>
          <table:table-cell table:style-name="Tableau13.A7" table:number-columns-spanned="2" office:value-type="string">
            <text:p text:style-name="P78"><text:placeholder text:placeholder-type="text">&lt;/if&gt;</text:placeholder></text:p>
          </table:table-cell>
          <table:covered-table-cell/>
        </table:table-row>
        <table:table-row>
          <table:table-cell table:style-name="Tableau13.A8" table:number-columns-spanned="2" office:value-type="string">
            <text:p text:style-name="P78"><text:placeholder text:placeholder-type="text">&lt;/if&gt;</text:placeholder></text:p>
          </table:table-cell>
          <table:covered-table-cell/>
        </table:table-row>
        <table:table-row>
          <table:table-cell table:style-name="Tableau13.A9" table:number-columns-spanned="2" office:value-type="string">
            <text:p text:style-name="P78"><text:placeholder text:placeholder-type="text">&lt;/for&gt;</text:placeholder></text:p>
          </table:table-cell>
          <table:covered-table-cell/>
        </table:table-row>
      </table:table>
      <text:p text:style-name="P115"><text:placeholder text:placeholder-type="text">&lt;/when&gt;</text:placeholder></text:p>
      <text:p text:style-name="P63"><text:soft-page-break/><text:placeholder text:placeholder-type="text">&lt;/choose&gt;</text:placeholder></text:p>
      <text:p text:style-name="P63"><text:placeholder text:placeholder-type="text">&lt;/for&gt;</text:placeholder></text:p>
      <text:p text:style-name="P63"/>
      <text:p text:style-name="P110"><text:placeholder text:placeholder-type="text">&lt;if test="len(getattr(contract, 'underwritings', []))&gt;0"&gt;</text:placeholder></text:p>
      <text:p text:style-name="P9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>
          <table:table-cell table:style-name="Tableau12.A1" office:value-type="string">
            <text:p text:style-name="P185">Analyse de risques</text:p>
          </table:table-cell>
          <table:table-cell table:style-name="Tableau12.A1" table:number-columns-spanned="5" office:value-type="string">
            <text:p text:style-name="P17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21">Décision de l'analyse de risques <text:span text:style-name="T35">au contrat</text:span></text:p>
          </table:table-cell>
          <table:table-cell table:style-name="Tableau12.A2" office:value-type="string">
            <text:p text:style-name="P19"><text:placeholder text:placeholder-type="text">&lt;contract.underwritings[0].decision.status_string&gt;</text:placeholder></text:p>
          </table:table-cell>
          <table:table-cell table:style-name="Tableau12.A2" office:value-type="string">
            <text:p text:style-name="P21">Date de décision</text:p>
          </table:table-cell>
          <table:table-cell table:style-name="Tableau12.A2" office:value-type="string">
            <text:p text:style-name="P19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21">Date d'envoi de l'analyse</text:p>
          </table:table-cell>
          <table:table-cell table:style-name="Tableau12.F2" office:value-type="string">
            <text:p text:style-name="P19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50">Garantie</text:p>
          </table:table-cell>
          <table:table-cell table:style-name="Tableau12.F2" table:number-columns-spanned="5" office:value-type="string">
            <text:p text:style-name="P150">Décision sur la garant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7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7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5"><text:bookmark-start text:name="__DdeLink__1341_187081644"/><text:bookmark-start text:name="__DdeLink__4411_187081644"/><text:bookmark-start text:name="__DdeLink__8329_187081644"/><text:placeholder text:placeholder-type="text">&lt;underwritingdata.option.rec_name&gt;</text:placeholder><text:bookmark-end text:name="__DdeLink__1341_187081644"/><text:bookmark-end text:name="__DdeLink__4411_187081644"/><text:bookmark-end text:name="__DdeLink__8329_187081644"/></text:p>
          </table:table-cell>
          <table:table-cell table:style-name="Tableau12.B6" table:number-columns-spanned="5" office:value-type="string">
            <text:p text:style-name="P55"><text:bookmark-start text:name="__DdeLink__2485_187081644"/><text:bookmark-start text:name="__DdeLink__2489_187081644"/><text:placeholder text:placeholder-type="text">&lt;underwritingdata.decision.rec_name&gt;</text:placeholder><text:bookmark-end text:name="__DdeLink__2485_187081644"/><text:bookmark-end text:name="__DdeLink__2489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7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7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91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20">Décision de l'a<text:span text:style-name="T35">dhérent</text:span></text:p>
          </table:table-cell>
          <table:table-cell table:style-name="Tableau12.B10" table:number-columns-spanned="5" office:value-type="string">
            <text:p text:style-name="P20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20">Date de décision de l'adhérent</text:p>
          </table:table-cell>
          <table:table-cell table:style-name="Tableau12.B11" table:number-columns-spanned="5" office:value-type="string">
            <text:p text:style-name="P20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0"><text:placeholder text:placeholder-type="text">&lt;/if&gt;</text:placeholder></text:p>
      <text:p text:style-name="P114"><text:placeholder text:placeholder-type="text">&lt;choose&gt;</text:placeholder></text:p>
      <text:p text:style-name="P114"><text:placeholder text:placeholder-type="text">&lt;when test="len(getattr(contract,'document_request_lines',[]))&gt;0"&gt;</text:placeholder></text:p>
      <text:p text:style-name="P11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86"><text:span text:style-name="T36">D</text:span>ocuments requis<text:span text:style-name="T36">:</text:span></text:p>
          </table:table-cell>
          <table:covered-table-cell/>
          <table:table-cell table:style-name="Tableau11.A1" table:number-columns-spanned="3" office:value-type="string">
            <text:p text:style-name="P174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92">Document</text:p>
          </table:table-cell>
          <table:table-cell table:style-name="Tableau11.D2" table:number-columns-spanned="2" office:value-type="string">
            <text:p text:style-name="P92">Etat</text:p>
          </table:table-cell>
          <table:covered-table-cell/>
          <table:table-cell table:style-name="Tableau11.D2" office:value-type="string">
            <text:p text:style-name="P92">Date de réception</text:p>
          </table:table-cell>
          <table:table-cell table:style-name="Tableau11.E2" office:value-type="string">
            <text:p text:style-name="P92">Validité</text:p>
          </table:table-cell>
        </table:table-row>
        <table:table-row>
          <table:table-cell table:style-name="Tableau11.A3" table:number-columns-spanned="5" office:value-type="string">
            <text:p text:style-name="P68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8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8"><text:placeholder text:placeholder-type="text">&lt;if test="docrequis.received"&gt;</text:placeholder><text:s/><text:span text:style-name="T37">Reçu</text:span><text:placeholder text:placeholder-type="text">&lt;/if&gt;</text:placeholder></text:p>
            <text:p text:style-name="P68"><text:placeholder text:placeholder-type="text">&lt;if test="not docrequis.received"&gt;</text:placeholder><text:s/><text:span text:style-name="T37">Non reçu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8"><text:placeholder text:placeholder-type="text">&lt;if test="docrequis.received"&gt;</text:placeholder><text:s text:c="2"/></text:p>
            <text:p text:style-name="P68"><text:placeholder text:placeholder-type="text">&lt;format_date(docrequis.reception_date, Party.lang)&gt;</text:placeholder></text:p>
            <text:p text:style-name="P68"><text:placeholder text:placeholder-type="text">&lt;/if&gt;</text:placeholder></text:p>
          </table:table-cell>
          <table:table-cell table:style-name="Tableau11.E4" office:value-type="string">
            <text:p text:style-name="P77"><text:placeholder text:placeholder-type="text">&lt;if test="getattr(docrequis,'attachment',None)"&gt;</text:placeholder><text:s text:c="2"/></text:p>
            <text:p text:style-name="P77"><text:placeholder text:placeholder-type="text">&lt;docrequis.attachment.status&gt;</text:placeholder></text:p>
            <text:p text:style-name="P77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8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8"><text:placeholder text:placeholder-type="text">&lt;/when&gt;</text:placeholder></text:p>
      <text:p text:style-name="P68"><text:placeholder text:placeholder-type="text">&lt;/choose&gt;</text:placeholder></text:p>
      <text:p text:style-name="P1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9" style:family="table">
      <style:table-properties style:width="10.1181in" table:align="margins"/>
    </style:style>
    <style:style style:name="Tableau9.A" style:family="table-column">
      <style:table-column-properties style:column-width="2.3438in" style:rel-column-width="15180*"/>
    </style:style>
    <style:style style:name="Tableau9.B" style:family="table-column">
      <style:table-column-properties style:column-width="5.6354in" style:rel-column-width="36500*"/>
    </style:style>
    <style:style style:name="Tableau9.C" style:family="table-column">
      <style:table-column-properties style:column-width="2.1389in" style:rel-column-width="13855*"/>
    </style:style>
    <style:style style:name="Tableau9.A1" style:family="table-cell">
      <style:table-cell-properties style:vertical-align="middle" fo:padding="0.0382in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weight="normal" officeooo:rsid="0064de31" style:font-weight-asian="normal" style:font-weight-complex="normal"/>
    </style:style>
    <style:style style:name="MT2" style:family="text">
      <style:text-properties fo:font-weight="normal" officeooo:rsid="01c5adb1" style:font-weight-asian="normal" style:font-weight-complex="normal"/>
    </style:style>
    <style:style style:name="MT3" style:family="text">
      <style:text-properties fo:font-weight="normal" officeooo:rsid="0292e89c" style:font-weight-asian="normal" style:font-weight-complex="normal"/>
    </style:style>
    <style:style style:name="MT4" style:family="text">
      <style:text-properties fo:font-weight="normal" officeooo:rsid="004b3423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7" style:family="text">
      <style:text-properties officeooo:rsid="016a9d57"/>
    </style:style>
    <style:style style:name="MT8" style:family="text">
      <style:text-properties officeooo:rsid="007aee0c"/>
    </style:style>
    <style:style style:name="MT9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11.6929in" fo:page-height="8.2681in" style:num-format="1" style:print-orientation="landscape" fo:margin-top="0.4173in" fo:margin-bottom="0.3937in" fo:margin-left="0.7874in" fo:margin-right="0.7874in" fo:border="none" fo:padding="0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681in" fo:margin-left="0in" fo:margin-right="0in" fo:margin-bottom="0.1965in" fo:border="none" fo:padding="0in" style:shadow="none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N° </text:span><text:span text:style-name="MT2">d</text:span><text:span text:style-name="MT3">e projet</text:span><text:span text:style-name="MT4">:</text:span><text:span text:style-name="MT5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N° de contrat: <text:span text:style-name="MT6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7">Brouillard - Page </text:span><text:span text:style-name="MT7"><text:page-number text:select-page="current">10</text:page-number></text:span><text:span text:style-name="MT7"><text:s/>sur </text:span><text:span text:style-name="MT7"><text:page-count>10</text:page-count></text:span></text:p>
            </table:table-cell>
            <table:table-cell table:style-name="Tableau9.A1" office:value-type="string">
              <text:p text:style-name="MP7">E<text:span text:style-name="MT8">tat : </text:span><text:span text:style-name="MT9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8-02-21T18:31:35.599384297</dc:date>
    <meta:editing-duration>P4DT8H47M34S</meta:editing-duration>
    <meta:editing-cycles>738</meta:editing-cycles>
    <meta:generator>LibreOffice/5.4.2.2$Linux_X86_64 LibreOffice_project/40m0$Build-2</meta:generator>
    <meta:print-date>2014-06-02T11:44:12.612000000</meta:print-date>
    <meta:document-statistic meta:table-count="20" meta:image-count="0" meta:object-count="0" meta:page-count="10" meta:paragraph-count="376" meta:word-count="828" meta:character-count="12027" meta:non-whitespace-character-count="11562"/>
  </office:meta>
</office:document-meta>
</file>